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Courier New" svg:font-family="'Courier New'" style:font-family-generic="modern" style:font-pitch="fixed"/>
    <style:font-face style:name="Arial" svg:font-family="Arial" style:font-pitch="variable"/>
    <style:font-face style:name="Lucidasans" svg:font-family="Lucidasans" style:font-pitch="variable"/>
    <style:font-face style:name="Trebuchet MS" svg:font-family="'Trebuchet MS'" style:font-pitch="variable"/>
    <style:font-face style:name="ae_AlArabiya" svg:font-family="ae_AlArabiya" style:font-pitch="variable"/>
    <style:font-face style:name="ae_Electron" svg:font-family="ae_Electro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ae_Electron" fo:font-size="54pt" fo:font-weight="bold" style:font-size-asian="54pt" style:font-weight-asian="bold" style:font-size-complex="54pt" style:font-weight-complex="bold"/>
    </style:style>
    <style:style style:name="P2" style:family="paragraph" style:parent-style-name="Standard">
      <style:paragraph-properties fo:text-align="center" style:justify-single-word="false"/>
      <style:text-properties style:font-name="ae_Electron" fo:font-size="24pt" style:font-size-asian="24pt" style:font-size-complex="24pt"/>
    </style:style>
    <style:style style:name="P3" style:family="paragraph" style:parent-style-name="Standard">
      <style:paragraph-properties fo:text-align="center" style:justify-single-word="false"/>
      <style:text-properties style:font-name="ae_Electron" fo:font-size="26pt" fo:font-style="normal" style:text-underline-style="none" style:font-size-asian="26pt" style:font-style-asian="normal" style:font-size-complex="26pt" style:font-style-complex="normal"/>
    </style:style>
    <style:style style:name="P4" style:family="paragraph" style:parent-style-name="Standard">
      <style:paragraph-properties fo:text-align="end" style:justify-single-word="false"/>
      <style:text-properties style:font-name="ae_AlArabiya" fo:font-size="16pt" fo:font-style="italic" style:font-size-asian="16pt" style:font-style-asian="italic" style:font-size-complex="16pt" style:font-style-complex="italic"/>
    </style:style>
    <style:style style:name="P5" style:family="paragraph" style:parent-style-name="Standard">
      <style:paragraph-properties fo:text-align="end" style:justify-single-word="false"/>
      <style:text-properties style:font-name="ae_AlArabiya"/>
    </style:style>
    <style:style style:name="P6" style:family="paragraph" style:parent-style-name="Standard">
      <style:paragraph-properties fo:break-before="page"/>
      <style:text-properties style:font-name="Trebuchet MS" fo:font-size="14pt" style:font-size-asian="14pt" style:font-size-complex="14pt"/>
    </style:style>
    <style:style style:name="P7" style:family="paragraph" style:parent-style-name="Standard">
      <style:text-properties style:font-name="Trebuchet MS"/>
    </style:style>
    <style:style style:name="P8" style:family="paragraph" style:parent-style-name="Preformatted_20_Text">
      <style:text-properties style:font-name="Trebuchet MS"/>
    </style:style>
    <style:style style:name="P9" style:family="paragraph" style:parent-style-name="Preformatted_20_Text">
      <style:paragraph-properties fo:margin-top="0cm" fo:margin-bottom="0cm"/>
      <style:text-properties style:font-name="Courier New" fo:font-size="9pt" style:font-name-asian="Courier New" style:font-size-asian="9pt" style:font-name-complex="Courier New" style:font-size-complex="9pt"/>
    </style:style>
    <style:style style:name="P10" style:family="paragraph" style:parent-style-name="Preformatted_20_Text">
      <style:paragraph-properties fo:margin-top="0cm" fo:margin-bottom="0cm"/>
      <style:text-properties style:font-name="Trebuchet MS"/>
    </style:style>
    <style:style style:name="P11" style:family="paragraph" style:parent-style-name="Preformatted_20_Text">
      <style:text-properties style:font-name="Courier New" fo:font-size="9pt" style:font-name-asian="Courier New" style:font-size-asian="9pt" style:font-name-complex="Courier New"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style:font-name="Trebuchet M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Programación en C/C++</text:p>
      <text:p text:style-name="Standard"/>
      <text:p text:style-name="Standard"/>
      <text:p text:style-name="Standard"/>
      <text:p text:style-name="Standard"/>
      <text:p text:style-name="Standard"/>
      <text:p text:style-name="Standard"/>
      <text:p text:style-name="Standard"/>
      <text:p text:style-name="Standard"/>
      <text:p text:style-name="P2">Hoja de problemas 3 : </text:p>
      <text:p text:style-name="P3">“Funciones, ficheros, y otros aspectos de 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avid Rozas Domingo</text:p>
      <text:p text:style-name="P5"><text:span text:style-name="T1">I.T.I.Sistemas</text:span></text:p>
      <text:p text:style-name="P6">Desarrolle programas en C para los siguientes problemas propuestos.</text:p>
      <text:p text:style-name="Preformatted_20_Text"/>
      <text:p text:style-name="P7">Nota 1 : El compilador gcc da una advertencia indicando que main debe devolver algo. Por ello en todos los programas main devuelve un int (0 en caso de ejecución correcta).</text:p>
      <text:p text:style-name="P7"/>
      <text:p text:style-name="P7">Nota 2 : En el ejercicio 12 he tenido problemas para que me reconociera las funciones que se definen en el archivo cabecera (pila.h). Así que se incluye tanto la versión que presenta fallos en la construcción (pila.c, pila.h y ejercicio12.c), como una versión en la que se incluye todo en un mismo archivo (ejercicio12bis.c).</text:p>
      <text:p text:style-name="P7"/>
      <text:p text:style-name="P7">3)</text:p>
      <text:p text:style-name="Preformatted_20_Text">/*************************************************************</text:p>
      <text:p text:style-name="Preformatted_20_Text"><text:tab/>Asignatura : Programacion en C/C++</text:p>
      <text:p text:style-name="Preformatted_20_Text"><text:tab/>Practica : Hoja de problemas 3</text:p>
      <text:p text:style-name="Preformatted_20_Text"><text:tab/>Autor : David Rozas Domingo</text:p>
      <text:p text:style-name="Preformatted_20_Text">*************************************************************/</text:p>
      <text:p text:style-name="Preformatted_20_Text"/>
      <text:p text:style-name="Preformatted_20_Text">/* Descripcion : Ejercicio 3. Sustituye los caracteres en blanco</text:p>
      <text:p text:style-name="Preformatted_20_Text"><text:s text:c="6"/><text:tab/><text:tab/><text:tab/> de una cadena por guiones, y los cuenta*/</text:p>
      <text:p text:style-name="Preformatted_20_Text"/>
      <text:p text:style-name="Preformatted_20_Text">#include &lt;stdio.h&gt;</text:p>
      <text:p text:style-name="Preformatted_20_Text">#include &lt;string.h&gt;</text:p>
      <text:p text:style-name="Preformatted_20_Text"/>
      <text:p text:style-name="Preformatted_20_Text">int sustituir (char cad[]);</text:p>
      <text:p text:style-name="Preformatted_20_Text"/>
      <text:p text:style-name="Preformatted_20_Text">int main(void)</text:p>
      <text:p text:style-name="Preformatted_20_Text">{</text:p>
      <text:p text:style-name="Preformatted_20_Text"/>
      <text:p text:style-name="Preformatted_20_Text"><text:tab/></text:p>
      <text:p text:style-name="Preformatted_20_Text"><text:tab/>char str1[100];</text:p>
      <text:p text:style-name="Preformatted_20_Text"><text:tab/>int cont;</text:p>
      <text:p text:style-name="Preformatted_20_Text"><text:tab/></text:p>
      <text:p text:style-name="Preformatted_20_Text"><text:tab/>printf("Escriba una frase (max 100 caracteres) : ");</text:p>
      <text:p text:style-name="Preformatted_20_Text"><text:tab/>gets(str1);</text:p>
      <text:p text:style-name="Preformatted_20_Text"><text:tab/></text:p>
      <text:p text:style-name="Preformatted_20_Text"><text:tab/>printf("Cadena original: \"%s\"\n", str1);</text:p>
      <text:p text:style-name="Preformatted_20_Text"><text:tab/>cont = sustituir(str1);</text:p>
      <text:p text:style-name="Preformatted_20_Text"><text:tab/>printf("Cadena sustituida : \"%s\"\n", str1);</text:p>
      <text:p text:style-name="Preformatted_20_Text"><text:tab/>printf("Se han realizado %i sustituciones\n", cont);</text:p>
      <text:p text:style-name="Preformatted_20_Text"><text:tab/></text:p>
      <text:p text:style-name="Preformatted_20_Text"><text:tab/>return 0;</text:p>
      <text:p text:style-name="Preformatted_20_Text">}</text:p>
      <text:p text:style-name="Preformatted_20_Text"/>
      <text:p text:style-name="Preformatted_20_Text">/* Sustituye los espacios en blanco por guiones en un string*/<text:tab/></text:p>
      <text:p text:style-name="Preformatted_20_Text">int sustituir (char cad[])</text:p>
      <text:p text:style-name="Preformatted_20_Text">{</text:p>
      <text:p text:style-name="Preformatted_20_Text"><text:tab/>int i,cont;</text:p>
      <text:p text:style-name="Preformatted_20_Text"><text:tab/></text:p>
      <text:p text:style-name="Preformatted_20_Text"><text:tab/>for(i=0, cont=0; i&lt;strlen(cad); i++)</text:p>
      <text:p text:style-name="Preformatted_20_Text"><text:tab/><text:tab/>if(cad[i] == ' ')</text:p>
      <text:p text:style-name="Preformatted_20_Text"><text:tab/><text:tab/>{</text:p>
      <text:p text:style-name="Preformatted_20_Text"><text:tab/><text:tab/><text:tab/>cad[i]= '-';</text:p>
      <text:p text:style-name="Preformatted_20_Text"><text:tab/><text:tab/><text:tab/>cont++;</text:p>
      <text:p text:style-name="Preformatted_20_Text"><text:tab/><text:tab/>}</text:p>
      <text:p text:style-name="Preformatted_20_Text"><text:tab/>return cont;</text:p>
      <text:p text:style-name="P8">}</text:p>
      <text:p text:style-name="P7"/>
      <text:p text:style-name="P7"/>
      <text:p text:style-name="P7"/>
      <text:p text:style-name="P7"/>
      <text:p text:style-name="P7">4)</text:p>
      <text:p text:style-name="P7"/>
      <text:p text:style-name="Preformatted_20_Text">/*************************************************************</text:p>
      <text:p text:style-name="Preformatted_20_Text"><text:tab/>Asignatura : Programacion en C/C++</text:p>
      <text:p text:style-name="Preformatted_20_Text"><text:tab/>Practica : Hoja de problemas 3</text:p>
      <text:p text:style-name="Preformatted_20_Text"><text:tab/>Autor : David Rozas Domingo</text:p>
      <text:p text:style-name="Preformatted_20_Text">*************************************************************/</text:p>
      <text:p text:style-name="Preformatted_20_Text"/>
      <text:p text:style-name="Preformatted_20_Text">/* Descripcion : Ejercicio 4. Recibe una palabra, y determina</text:p>
      <text:p text:style-name="Preformatted_20_Text"><text:s/><text:tab/><text:tab/><text:tab/><text:tab/> si es un palindromo*/</text:p>
      <text:p text:style-name="Preformatted_20_Text"/>
      <text:p text:style-name="Preformatted_20_Text">#include &lt;stdio.h&gt;</text:p>
      <text:p text:style-name="Preformatted_20_Text">#include &lt;string.h&gt;</text:p>
      <text:p text:style-name="Preformatted_20_Text"/>
      <text:p text:style-name="Preformatted_20_Text">int es_palindromo (char cad[]);</text:p>
      <text:p text:style-name="Preformatted_20_Text"/>
      <text:p text:style-name="Preformatted_20_Text">int main(void)</text:p>
      <text:p text:style-name="Preformatted_20_Text">{</text:p>
      <text:p text:style-name="Preformatted_20_Text"><text:tab/>char str1[30];</text:p>
      <text:p text:style-name="Preformatted_20_Text"><text:tab/></text:p>
      <text:p text:style-name="Preformatted_20_Text"><text:tab/>printf("Escriba una palabra : ");</text:p>
      <text:p text:style-name="Preformatted_20_Text"><text:tab/>gets(str1);</text:p>
      <text:p text:style-name="Preformatted_20_Text"/>
      <text:p text:style-name="Preformatted_20_Text"/>
      <text:p text:style-name="Preformatted_20_Text"><text:tab/>if(es_palindromo(str1))</text:p>
      <text:p text:style-name="Preformatted_20_Text"><text:tab/><text:tab/>printf("\"%s\" es una palabra palindroma", str1);</text:p>
      <text:p text:style-name="Preformatted_20_Text"><text:tab/>else</text:p>
      <text:p text:style-name="Preformatted_20_Text"><text:tab/><text:tab/>printf("\"%s\" no es una palabra palindroma", str1);</text:p>
      <text:p text:style-name="Preformatted_20_Text"/>
      <text:p text:style-name="Preformatted_20_Text"><text:tab/>return 0;</text:p>
      <text:p text:style-name="Preformatted_20_Text">}</text:p>
      <text:p text:style-name="Preformatted_20_Text"/>
      <text:p text:style-name="Preformatted_20_Text">/*Determina si una cadena es un palindromo*/</text:p>
      <text:p text:style-name="Preformatted_20_Text">int es_palindromo (char cad[])</text:p>
      <text:p text:style-name="Preformatted_20_Text">{</text:p>
      <text:p text:style-name="Preformatted_20_Text"><text:tab/>int izq,drcha,salir;</text:p>
      <text:p text:style-name="Preformatted_20_Text"><text:tab/>izq = 0;</text:p>
      <text:p text:style-name="Preformatted_20_Text"><text:tab/>drcha = strlen(cad) - 1;</text:p>
      <text:p text:style-name="Preformatted_20_Text"><text:tab/>salir = 0;</text:p>
      <text:p text:style-name="Preformatted_20_Text"><text:tab/></text:p>
      <text:p text:style-name="Preformatted_20_Text"><text:tab/>/*Recorreremos la palabra comparando por los extremos*/</text:p>
      <text:p text:style-name="Preformatted_20_Text"><text:tab/>while((izq&lt;=drcha) &amp;&amp; !salir)</text:p>
      <text:p text:style-name="Preformatted_20_Text"><text:tab/>{<text:tab/></text:p>
      <text:p text:style-name="Preformatted_20_Text"><text:tab/><text:tab/>if(cad[izq] != cad[drcha])</text:p>
      <text:p text:style-name="Preformatted_20_Text"><text:tab/><text:tab/><text:tab/>salir = 1;</text:p>
      <text:p text:style-name="Preformatted_20_Text"><text:tab/><text:tab/>izq++;</text:p>
      <text:p text:style-name="Preformatted_20_Text"><text:tab/><text:tab/>drcha--;</text:p>
      <text:p text:style-name="Preformatted_20_Text"><text:tab/>}</text:p>
      <text:p text:style-name="Preformatted_20_Text"><text:tab/></text:p>
      <text:p text:style-name="Preformatted_20_Text"><text:tab/>return !salir;</text:p>
      <text:p text:style-name="Preformatted_20_Text"><text:tab/></text:p>
      <text:p text:style-name="P8">}</text:p>
      <text:p text:style-name="P7"/>
      <text:p text:style-name="P7"/>
      <text:p text:style-name="P7">5)</text:p>
      <text:p text:style-name="P9"/>
      <text:p text:style-name="Preformatted_20_Text">/*************************************************************</text:p>
      <text:p text:style-name="Preformatted_20_Text"><text:tab/>Asignatura : Programacion en C/C++</text:p>
      <text:p text:style-name="Preformatted_20_Text"><text:tab/>Practica : Hoja de problemas 3</text:p>
      <text:p text:style-name="Preformatted_20_Text"><text:tab/>Autor : David Rozas Domingo</text:p>
      <text:p text:style-name="Preformatted_20_Text">*************************************************************/</text:p>
      <text:p text:style-name="Preformatted_20_Text"/>
      <text:p text:style-name="Preformatted_20_Text">/* Descripcion : Ejercicio 5. Se lee una cadena por pantalla y se almacena</text:p>
      <text:p text:style-name="Preformatted_20_Text"><text:tab/><text:tab/><text:tab/><text:tab/> cada caracter en una lista. Posteriormente se eliminan todos</text:p>
      <text:p text:style-name="Preformatted_20_Text"><text:tab/><text:tab/><text:tab/><text:tab/> los espacios en blanco de dicha lista*/</text:p>
      <text:p text:style-name="Preformatted_20_Text"/>
      <text:p text:style-name="Preformatted_20_Text">#include &lt;stdio.h&gt;</text:p>
      <text:p text:style-name="Preformatted_20_Text">#include &lt;string.h&gt;</text:p>
      <text:p text:style-name="Preformatted_20_Text">#include &lt;stdlib.h&gt;</text:p>
      <text:p text:style-name="Preformatted_20_Text"/>
      <text:p text:style-name="Preformatted_20_Text">/*Definiciones para tipo lista*/</text:p>
      <text:p text:style-name="Preformatted_20_Text">struct tipoNodoCaracter{</text:p>
      <text:p text:style-name="Preformatted_20_Text"><text:tab/>char car;</text:p>
      <text:p text:style-name="Preformatted_20_Text"><text:tab/>struct tipoNodoCaracter *sig;</text:p>
      <text:p text:style-name="Preformatted_20_Text"><text:tab/>};</text:p>
      <text:p text:style-name="Preformatted_20_Text">typedef struct tipoNodoCaracter tNodoCar;</text:p>
      <text:p text:style-name="Preformatted_20_Text"><text:tab/></text:p>
      <text:p text:style-name="Preformatted_20_Text">/*Cabeceras de funciones auxiliares*/</text:p>
      <text:p text:style-name="Preformatted_20_Text">void insertar (tNodoCar **lista, char car);</text:p>
      <text:p text:style-name="Preformatted_20_Text">void recorrer (tNodoCar *lista);</text:p>
      <text:p text:style-name="Preformatted_20_Text">void eliminar_espacios (tNodoCar *lista);</text:p>
      <text:p text:style-name="Preformatted_20_Text">void liberar (tNodoCar *lista);</text:p>
      <text:p text:style-name="Preformatted_20_Text"/>
      <text:p text:style-name="Preformatted_20_Text">int main(void)</text:p>
      <text:p text:style-name="Preformatted_20_Text">{</text:p>
      <text:p text:style-name="Preformatted_20_Text"><text:tab/>char frase[50];</text:p>
      <text:p text:style-name="Preformatted_20_Text"><text:tab/>tNodoCar *lista;</text:p>
      <text:p text:style-name="Preformatted_20_Text"><text:tab/>int i;</text:p>
      <text:p text:style-name="Preformatted_20_Text"><text:tab/><text:tab/></text:p>
      <text:p text:style-name="Preformatted_20_Text"><text:tab/>lista = NULL;</text:p>
      <text:p text:style-name="Preformatted_20_Text"><text:tab/></text:p>
      <text:p text:style-name="Preformatted_20_Text"><text:tab/>printf("Introduce una frase (max. 50 car.): ");</text:p>
      <text:p text:style-name="Preformatted_20_Text"><text:tab/>gets(frase);</text:p>
      <text:p text:style-name="Preformatted_20_Text"><text:tab/></text:p>
      <text:p text:style-name="Preformatted_20_Text"><text:tab/></text:p>
      <text:p text:style-name="Preformatted_20_Text"><text:tab/>for(i=0; i&lt;strlen(frase); i++)</text:p>
      <text:p text:style-name="Preformatted_20_Text"><text:tab/>{</text:p>
      <text:p text:style-name="Preformatted_20_Text"><text:tab/><text:tab/>insertar(&amp;lista, frase[i]);</text:p>
      <text:p text:style-name="Preformatted_20_Text"><text:tab/>}</text:p>
      <text:p text:style-name="Preformatted_20_Text"><text:tab/></text:p>
      <text:p text:style-name="Preformatted_20_Text"><text:tab/>printf("\nCotenido inicial de la lista : ");</text:p>
      <text:p text:style-name="Preformatted_20_Text"><text:tab/>recorrer(lista);</text:p>
      <text:p text:style-name="Preformatted_20_Text"><text:tab/></text:p>
      <text:p text:style-name="Preformatted_20_Text"><text:tab/>printf("\nCotenido posterior de la lista : ");<text:tab/></text:p>
      <text:p text:style-name="Preformatted_20_Text"><text:tab/>eliminar_espacios(lista);</text:p>
      <text:p text:style-name="Preformatted_20_Text"><text:tab/>recorrer(lista);<text:tab/></text:p>
      <text:p text:style-name="Preformatted_20_Text"><text:tab/>liberar(lista);</text:p>
      <text:p text:style-name="Preformatted_20_Text"><text:tab/></text:p>
      <text:p text:style-name="Preformatted_20_Text"><text:tab/>return 0;</text:p>
      <text:p text:style-name="Preformatted_20_Text">}</text:p>
      <text:p text:style-name="Preformatted_20_Text"><text:tab/><text:tab/></text:p>
      <text:p text:style-name="Preformatted_20_Text"><text:tab/></text:p>
      <text:p text:style-name="Preformatted_20_Text">/* Funciones auxiliares <text:tab/><text:tab/><text:tab/><text:tab/><text:tab/><text:tab/><text:tab/><text:tab/>*/</text:p>
      <text:p text:style-name="Preformatted_20_Text">/********************************************************/</text:p>
      <text:p text:style-name="Preformatted_20_Text"/>
      <text:p text:style-name="Preformatted_20_Text">/*Inserta un nodo al final de la lista */</text:p>
      <text:p text:style-name="Preformatted_20_Text">void insertar (tNodoCar **lista, char car)</text:p>
      <text:p text:style-name="Preformatted_20_Text">{</text:p>
      <text:p text:style-name="Preformatted_20_Text"><text:tab/>tNodoCar *p1, *p2;</text:p>
      <text:p text:style-name="Preformatted_20_Text"/>
      <text:p text:style-name="Preformatted_20_Text"><text:tab/>p1 = *lista;</text:p>
      <text:p text:style-name="Preformatted_20_Text"><text:tab/></text:p>
      <text:p text:style-name="Preformatted_20_Text"><text:tab/>/*Si es el primer elemento*/</text:p>
      <text:p text:style-name="Preformatted_20_Text"><text:tab/>if(p1==NULL)</text:p>
      <text:p text:style-name="Preformatted_20_Text"><text:tab/>{</text:p>
      <text:p text:style-name="Preformatted_20_Text"><text:tab/><text:tab/>p1 = malloc(sizeof(tNodoCar));</text:p>
      <text:p text:style-name="Preformatted_20_Text"><text:tab/><text:tab/></text:p>
      <text:p text:style-name="Preformatted_20_Text"><text:tab/><text:tab/>if (p1 != NULL)</text:p>
      <text:p text:style-name="Preformatted_20_Text"><text:tab/><text:tab/>{</text:p>
      <text:p text:style-name="Preformatted_20_Text"><text:tab/><text:tab/><text:tab/>/*Guardamos info, y hacemos q ese nodo apunte a null*/</text:p>
      <text:p text:style-name="Preformatted_20_Text"><text:tab/><text:tab/><text:tab/>p1-&gt;car = car;</text:p>
      <text:p text:style-name="Preformatted_20_Text"><text:tab/><text:tab/><text:tab/>p1-&gt;sig = NULL;</text:p>
      <text:p text:style-name="Preformatted_20_Text"><text:tab/><text:tab/><text:tab/>*lista = p1;</text:p>
      <text:p text:style-name="Preformatted_20_Text"><text:tab/><text:tab/>}</text:p>
      <text:p text:style-name="Preformatted_20_Text"><text:tab/><text:tab/></text:p>
      <text:p text:style-name="Preformatted_20_Text"><text:tab/>}else{</text:p>
      <text:p text:style-name="Preformatted_20_Text"><text:tab/><text:tab/>/*Si habia mas elementos */</text:p>
      <text:p text:style-name="Preformatted_20_Text"><text:tab/><text:tab/></text:p>
      <text:p text:style-name="Preformatted_20_Text"><text:tab/><text:tab/>/*Vamos hacia el ultimo*/</text:p>
      <text:p text:style-name="Preformatted_20_Text"><text:tab/><text:tab/>while(p1-&gt;sig!=NULL)</text:p>
      <text:p text:style-name="Preformatted_20_Text"><text:tab/><text:tab/><text:tab/>p1 = p1-&gt;sig;</text:p>
      <text:p text:style-name="Preformatted_20_Text"/>
      <text:p text:style-name="Preformatted_20_Text"><text:tab/><text:tab/>p2 = malloc(sizeof(tNodoCar));</text:p>
      <text:p text:style-name="Preformatted_20_Text"><text:tab/><text:tab/></text:p>
      <text:p text:style-name="Preformatted_20_Text"><text:tab/><text:tab/>if(p2 != NULL)</text:p>
      <text:p text:style-name="Preformatted_20_Text"><text:tab/><text:tab/>{</text:p>
      <text:p text:style-name="Preformatted_20_Text"><text:tab/><text:tab/><text:tab/>/*Guardamos info en nuevo nodo, hacemos que apunte a null*/</text:p>
      <text:p text:style-name="Preformatted_20_Text"><text:tab/><text:tab/><text:tab/>p2-&gt;car = car;</text:p>
      <text:p text:style-name="Preformatted_20_Text"><text:tab/><text:tab/><text:tab/>p2-&gt;sig = NULL;</text:p>
      <text:p text:style-name="Preformatted_20_Text"><text:tab/><text:tab/><text:tab/></text:p>
      <text:p text:style-name="Preformatted_20_Text"><text:tab/><text:tab/><text:tab/>/*Y lo apuntamos desde el que anteriormente era el ultimo*/</text:p>
      <text:p text:style-name="Preformatted_20_Text"><text:tab/><text:tab/><text:tab/>p1-&gt;sig = p2;</text:p>
      <text:p text:style-name="Preformatted_20_Text"><text:tab/><text:tab/>}</text:p>
      <text:p text:style-name="Preformatted_20_Text"><text:tab/>}</text:p>
      <text:p text:style-name="Preformatted_20_Text"><text:tab/><text:tab/></text:p>
      <text:p text:style-name="Preformatted_20_Text">}<text:tab/></text:p>
      <text:p text:style-name="Preformatted_20_Text"/>
      <text:p text:style-name="Preformatted_20_Text">/*Recorre la lista mostrando su contenido por la salida estandar*/</text:p>
      <text:p text:style-name="Preformatted_20_Text">void recorrer (tNodoCar *lista)</text:p>
      <text:p text:style-name="Preformatted_20_Text">{</text:p>
      <text:p text:style-name="Preformatted_20_Text"><text:tab/>while(lista != NULL)</text:p>
      <text:p text:style-name="Preformatted_20_Text"><text:tab/>{</text:p>
      <text:p text:style-name="Preformatted_20_Text"><text:tab/><text:tab/>printf("%c", lista-&gt;car);</text:p>
      <text:p text:style-name="Preformatted_20_Text"><text:tab/><text:tab/>lista = lista-&gt;sig;</text:p>
      <text:p text:style-name="Preformatted_20_Text"><text:tab/>}</text:p>
      <text:p text:style-name="Preformatted_20_Text">}</text:p>
      <text:p text:style-name="Preformatted_20_Text"><text:tab/><text:tab/></text:p>
      <text:p text:style-name="Preformatted_20_Text">/*Recorre la lista eliminando los nodos cuyo contenido</text:p>
      <text:p text:style-name="Preformatted_20_Text"><text:s text:c="2"/>es un caracter en blanco*/</text:p>
      <text:p text:style-name="Preformatted_20_Text">void eliminar_espacios (tNodoCar *lista)</text:p>
      <text:p text:style-name="Preformatted_20_Text">{</text:p>
      <text:p text:style-name="Preformatted_20_Text"><text:tab/>tNodoCar *pAux;</text:p>
      <text:p text:style-name="Preformatted_20_Text"><text:tab/></text:p>
      <text:p text:style-name="Preformatted_20_Text"><text:tab/>pAux = NULL;</text:p>
      <text:p text:style-name="Preformatted_20_Text"><text:tab/></text:p>
      <text:p text:style-name="Preformatted_20_Text"><text:tab/>while(lista-&gt;sig != NULL)</text:p>
      <text:p text:style-name="Preformatted_20_Text"><text:tab/>{</text:p>
      <text:p text:style-name="Preformatted_20_Text"><text:tab/><text:tab/>/*Si el nodo proximo contiene caracter en blanco*/<text:tab/></text:p>
      <text:p text:style-name="Preformatted_20_Text"><text:tab/><text:tab/>if((lista-&gt;sig)-&gt;car == ' ')</text:p>
      <text:p text:style-name="Preformatted_20_Text"><text:tab/><text:tab/>{</text:p>
      <text:p text:style-name="Preformatted_20_Text"><text:tab/><text:tab/><text:tab/>/*Lo borramos, y apuntamos desde nuestro nodo actual al que apuntaba*/</text:p>
      <text:p text:style-name="Preformatted_20_Text"><text:tab/><text:tab/><text:tab/>pAux = lista-&gt;sig;</text:p>
      <text:p text:style-name="Preformatted_20_Text"><text:tab/><text:tab/><text:tab/>lista-&gt;sig = pAux-&gt;sig;</text:p>
      <text:p text:style-name="Preformatted_20_Text"><text:tab/><text:tab/><text:tab/>free(pAux);</text:p>
      <text:p text:style-name="Preformatted_20_Text"><text:tab/><text:tab/>}else{</text:p>
      <text:p text:style-name="Preformatted_20_Text"><text:tab/><text:tab/><text:tab/>/*Si no, seguimos recorriendo la lista*/<text:tab/></text:p>
      <text:p text:style-name="Preformatted_20_Text"><text:tab/><text:tab/><text:tab/>lista = lista-&gt;sig;</text:p>
      <text:p text:style-name="Preformatted_20_Text"><text:tab/><text:tab/>}</text:p>
      <text:p text:style-name="Preformatted_20_Text"><text:tab/></text:p>
      <text:p text:style-name="Preformatted_20_Text"><text:tab/>}</text:p>
      <text:p text:style-name="Preformatted_20_Text">}</text:p>
      <text:p text:style-name="Preformatted_20_Text"/>
      <text:p text:style-name="Preformatted_20_Text">/*Libera todos los nodos de la lista*/</text:p>
      <text:p text:style-name="Preformatted_20_Text">void liberar(tNodoCar *lista)</text:p>
      <text:p text:style-name="Preformatted_20_Text">{</text:p>
      <text:p text:style-name="Preformatted_20_Text"><text:tab/>tNodoCar *pAux;</text:p>
      <text:p text:style-name="Preformatted_20_Text"><text:tab/></text:p>
      <text:p text:style-name="Preformatted_20_Text"><text:tab/>while(lista != NULL)</text:p>
      <text:p text:style-name="Preformatted_20_Text"><text:tab/>{</text:p>
      <text:p text:style-name="Preformatted_20_Text"><text:tab/><text:tab/>pAux = lista;</text:p>
      <text:p text:style-name="Preformatted_20_Text"><text:tab/><text:tab/>lista = lista-&gt;sig;</text:p>
      <text:p text:style-name="Preformatted_20_Text"><text:tab/><text:tab/>free(pAux);</text:p>
      <text:p text:style-name="Preformatted_20_Text"><text:tab/>}</text:p>
      <text:p text:style-name="Preformatted_20_Text"><text:tab/></text:p>
      <text:p text:style-name="P10">}</text:p>
      <text:p text:style-name="P10"/>
      <text:p text:style-name="P7">6)</text:p>
      <text:p text:style-name="P9"/>
      <text:p text:style-name="Preformatted_20_Text">/*************************************************************</text:p>
      <text:p text:style-name="Preformatted_20_Text"><text:tab/>Asignatura : Programacion en C/C++</text:p>
      <text:p text:style-name="Preformatted_20_Text"><text:tab/>Practica : Hoja de problemas 3</text:p>
      <text:p text:style-name="Preformatted_20_Text"><text:tab/>Autor : David Rozas Domingo</text:p>
      <text:p text:style-name="Preformatted_20_Text">*************************************************************/</text:p>
      <text:p text:style-name="Preformatted_20_Text"/>
      <text:p text:style-name="Preformatted_20_Text">/* Descripcion : Ejercicio 6. Decide si un caracter aparece</text:p>
      <text:p text:style-name="Preformatted_20_Text"><text:tab/><text:tab/><text:tab/><text:tab/> en una cadena de caracteres*/</text:p>
      <text:p text:style-name="Preformatted_20_Text"/>
      <text:p text:style-name="Preformatted_20_Text">#include &lt;stdio.h&gt;</text:p>
      <text:p text:style-name="Preformatted_20_Text">#include &lt;string.h&gt;</text:p>
      <text:p text:style-name="Preformatted_20_Text"/>
      <text:p text:style-name="Preformatted_20_Text"/>
      <text:p text:style-name="Preformatted_20_Text">#define N_CAR 100</text:p>
      <text:p text:style-name="Preformatted_20_Text"/>
      <text:p text:style-name="Preformatted_20_Text">int main(void)</text:p>
      <text:p text:style-name="Preformatted_20_Text">{</text:p>
      <text:p text:style-name="Preformatted_20_Text"><text:tab/>char str1[N_CAR];</text:p>
      <text:p text:style-name="Preformatted_20_Text"><text:tab/>char car;</text:p>
      <text:p text:style-name="Preformatted_20_Text"><text:tab/>int pos[N_CAR], i, j;/*el vector pos almacena las posiciones donde aparece*/</text:p>
      <text:p text:style-name="Preformatted_20_Text"><text:tab/></text:p>
      <text:p text:style-name="Preformatted_20_Text"><text:tab/>printf("Escriba una frase : ");</text:p>
      <text:p text:style-name="Preformatted_20_Text"><text:tab/>gets(str1);</text:p>
      <text:p text:style-name="Preformatted_20_Text"><text:tab/></text:p>
      <text:p text:style-name="Preformatted_20_Text"><text:tab/>printf("Escriba un caracter : ");</text:p>
      <text:p text:style-name="Preformatted_20_Text"><text:tab/>scanf("%c", &amp;car);</text:p>
      <text:p text:style-name="Preformatted_20_Text"><text:tab/></text:p>
      <text:p text:style-name="Preformatted_20_Text"><text:tab/>for(i=0, j=0; i&lt;strlen(str1); i++)</text:p>
      <text:p text:style-name="Preformatted_20_Text"><text:tab/>{</text:p>
      <text:p text:style-name="Preformatted_20_Text"><text:tab/><text:tab/>if(str1[i]==car)</text:p>
      <text:p text:style-name="Preformatted_20_Text"><text:tab/><text:tab/>{</text:p>
      <text:p text:style-name="Preformatted_20_Text"><text:tab/><text:tab/><text:tab/>pos[j] = i;</text:p>
      <text:p text:style-name="Preformatted_20_Text"><text:tab/><text:tab/><text:tab/>j++;</text:p>
      <text:p text:style-name="Preformatted_20_Text"><text:tab/><text:tab/>}</text:p>
      <text:p text:style-name="Preformatted_20_Text"><text:tab/>}</text:p>
      <text:p text:style-name="Preformatted_20_Text"><text:tab/></text:p>
      <text:p text:style-name="Preformatted_20_Text"><text:tab/>if (j&gt;0)</text:p>
      <text:p text:style-name="Preformatted_20_Text"><text:tab/>{</text:p>
      <text:p text:style-name="Preformatted_20_Text"><text:tab/><text:tab/>printf("Se ha encontrado el caracter %c %i veces, en las posiciones : \n", car, j);</text:p>
      <text:p text:style-name="Preformatted_20_Text"><text:tab/><text:tab/>for(i=0; i&lt;j;i++)</text:p>
      <text:p text:style-name="Preformatted_20_Text"><text:tab/><text:tab/><text:tab/>printf("%i , ", pos[i]);</text:p>
      <text:p text:style-name="Preformatted_20_Text"><text:tab/>}else{</text:p>
      <text:p text:style-name="Preformatted_20_Text"><text:tab/><text:tab/>printf("El caracter %c no se encuentra en la palabra\n", car);</text:p>
      <text:p text:style-name="Preformatted_20_Text"><text:tab/>}</text:p>
      <text:p text:style-name="Preformatted_20_Text"><text:tab/></text:p>
      <text:p text:style-name="Preformatted_20_Text"><text:tab/>return 0;</text:p>
      <text:p text:style-name="P9">}</text:p>
      <text:p text:style-name="P7"/>
      <text:p text:style-name="P7">7)</text:p>
      <text:p text:style-name="Preformatted_20_Text">/*************************************************************</text:p>
      <text:p text:style-name="Preformatted_20_Text"><text:tab/>Asignatura : Programacion en C/C++</text:p>
      <text:p text:style-name="Preformatted_20_Text"><text:tab/>Practica : Hoja de problemas 3</text:p>
      <text:p text:style-name="Preformatted_20_Text"><text:tab/>Autor : David Rozas Domingo</text:p>
      <text:p text:style-name="Preformatted_20_Text">*************************************************************/</text:p>
      <text:p text:style-name="Preformatted_20_Text"/>
      <text:p text:style-name="Preformatted_20_Text">/* Descripcion : Ejercicio 7. Contiene estructuras para almacenar polinomios</text:p>
      <text:p text:style-name="Preformatted_20_Text"><text:tab/><text:tab/><text:tab/><text:tab/> y permite que se realicen sumas de los mismos*/</text:p>
      <text:p text:style-name="Preformatted_20_Text"/>
      <text:p text:style-name="Preformatted_20_Text">#include &lt;stdio.h&gt;</text:p>
      <text:p text:style-name="Preformatted_20_Text">#include &lt;stdlib.h&gt;</text:p>
      <text:p text:style-name="Preformatted_20_Text"/>
      <text:p text:style-name="Preformatted_20_Text">/*Definiciones para tipo lista*/</text:p>
      <text:p text:style-name="Preformatted_20_Text">struct tipoNodoPolinomio{</text:p>
      <text:p text:style-name="Preformatted_20_Text"><text:tab/>int coeficiente;</text:p>
      <text:p text:style-name="Preformatted_20_Text"><text:tab/>unsigned int exponente; </text:p>
      <text:p text:style-name="Preformatted_20_Text"><text:tab/>struct tipoNodoPolinomio *sig;</text:p>
      <text:p text:style-name="Preformatted_20_Text"><text:tab/>};</text:p>
      <text:p text:style-name="Preformatted_20_Text">typedef struct tipoNodoPolinomio tNodoPolinomio;</text:p>
      <text:p text:style-name="Preformatted_20_Text"><text:tab/></text:p>
      <text:p text:style-name="Preformatted_20_Text">/*Cabeceras de funciones auxiliares*/</text:p>
      <text:p text:style-name="Preformatted_20_Text">void insertar (tNodoPolinomio **lista, int coeficiente, int exponente);</text:p>
      <text:p text:style-name="Preformatted_20_Text">void recorrer (tNodoPolinomio*lista);</text:p>
      <text:p text:style-name="Preformatted_20_Text">void liberar (tNodoPolinomio *lista);</text:p>
      <text:p text:style-name="Preformatted_20_Text">void crearPolinomio (tNodoPolinomio **polinomio);</text:p>
      <text:p text:style-name="Preformatted_20_Text">void sumarPolinomios (tNodoPolinomio **pol1, tNodoPolinomio *pol2);</text:p>
      <text:p text:style-name="Preformatted_20_Text"/>
      <text:p text:style-name="Preformatted_20_Text">int main(void)</text:p>
      <text:p text:style-name="Preformatted_20_Text">{</text:p>
      <text:p text:style-name="Preformatted_20_Text"><text:tab/>tNodoPolinomio *pol1,*pol2;</text:p>
      <text:p text:style-name="Preformatted_20_Text"><text:tab/><text:tab/></text:p>
      <text:p text:style-name="Preformatted_20_Text"><text:tab/>pol1 = NULL;</text:p>
      <text:p text:style-name="Preformatted_20_Text"><text:tab/>pol2 = NULL;</text:p>
      <text:p text:style-name="Preformatted_20_Text"><text:tab/></text:p>
      <text:p text:style-name="Preformatted_20_Text"><text:tab/>crearPolinomio(&amp;pol1);</text:p>
      <text:p text:style-name="Preformatted_20_Text"><text:tab/>crearPolinomio(&amp;pol2);</text:p>
      <text:p text:style-name="Preformatted_20_Text"><text:tab/></text:p>
      <text:p text:style-name="Preformatted_20_Text"><text:tab/>printf("\nPolinomio 1 : ");</text:p>
      <text:p text:style-name="Preformatted_20_Text"><text:tab/>recorrer(pol1);</text:p>
      <text:p text:style-name="Preformatted_20_Text"><text:tab/>printf("\nPolinomio 2 : ");</text:p>
      <text:p text:style-name="Preformatted_20_Text"><text:tab/>recorrer(pol2);</text:p>
      <text:p text:style-name="Preformatted_20_Text"><text:tab/></text:p>
      <text:p text:style-name="Preformatted_20_Text"><text:tab/>printf("\nSuma de ambos : ");</text:p>
      <text:p text:style-name="Preformatted_20_Text"><text:tab/>sumarPolinomios(&amp;pol1,pol2);</text:p>
      <text:p text:style-name="Preformatted_20_Text"><text:tab/>recorrer(pol1);</text:p>
      <text:p text:style-name="Preformatted_20_Text"/>
      <text:p text:style-name="Preformatted_20_Text"><text:tab/>liberar(pol1);</text:p>
      <text:p text:style-name="Preformatted_20_Text"><text:tab/>liberar(pol2);</text:p>
      <text:p text:style-name="Preformatted_20_Text"><text:tab/></text:p>
      <text:p text:style-name="Preformatted_20_Text"><text:tab/>return 0;</text:p>
      <text:p text:style-name="Preformatted_20_Text">}</text:p>
      <text:p text:style-name="Preformatted_20_Text"><text:tab/><text:tab/></text:p>
      <text:p text:style-name="Preformatted_20_Text"><text:tab/></text:p>
      <text:p text:style-name="Preformatted_20_Text">/* Funciones auxiliares <text:tab/><text:tab/><text:tab/><text:tab/><text:tab/><text:tab/><text:tab/><text:tab/>*/</text:p>
      <text:p text:style-name="Preformatted_20_Text">/********************************************************/</text:p>
      <text:p text:style-name="Preformatted_20_Text"/>
      <text:p text:style-name="Preformatted_20_Text">/*Crea un polinomio */</text:p>
      <text:p text:style-name="Preformatted_20_Text">void crearPolinomio (tNodoPolinomio **polinomio)</text:p>
      <text:p text:style-name="Preformatted_20_Text">{</text:p>
      <text:p text:style-name="Preformatted_20_Text"><text:tab/>int j,i,coefAux;</text:p>
      <text:p text:style-name="Preformatted_20_Text"><text:tab/>unsigned int expAux;</text:p>
      <text:p text:style-name="Preformatted_20_Text"><text:tab/></text:p>
      <text:p text:style-name="Preformatted_20_Text"><text:tab/>printf("¿Cuantos terminos tiene su polinomio? : ");</text:p>
      <text:p text:style-name="Preformatted_20_Text"><text:tab/>scanf("%i", &amp;i);</text:p>
      <text:p text:style-name="Preformatted_20_Text"><text:tab/></text:p>
      <text:p text:style-name="Preformatted_20_Text"><text:tab/>for (j=0; j&lt;i; j++)</text:p>
      <text:p text:style-name="Preformatted_20_Text"><text:tab/>{</text:p>
      <text:p text:style-name="Preformatted_20_Text"><text:tab/><text:tab/>printf("Coeficiente del termino %i : ", j+1);</text:p>
      <text:p text:style-name="Preformatted_20_Text"><text:tab/><text:tab/>scanf("%i", &amp;coefAux);</text:p>
      <text:p text:style-name="Preformatted_20_Text"><text:tab/><text:tab/>printf("Exponente del termino %i : ", j+1);</text:p>
      <text:p text:style-name="Preformatted_20_Text"><text:tab/><text:tab/>scanf("%i", &amp;expAux);</text:p>
      <text:p text:style-name="Preformatted_20_Text"><text:tab/><text:tab/></text:p>
      <text:p text:style-name="Preformatted_20_Text"><text:tab/><text:tab/>insertar(polinomio,coefAux,expAux);</text:p>
      <text:p text:style-name="Preformatted_20_Text"><text:tab/>}</text:p>
      <text:p text:style-name="Preformatted_20_Text"><text:tab/></text:p>
      <text:p text:style-name="Preformatted_20_Text">}</text:p>
      <text:p text:style-name="Preformatted_20_Text"/>
      <text:p text:style-name="Preformatted_20_Text"/>
      <text:p text:style-name="Preformatted_20_Text">/*Suma los valores de dos polinomios. El resultado se devuelve en el primero*/</text:p>
      <text:p text:style-name="Preformatted_20_Text">void sumarPolinomios (tNodoPolinomio **pol1, tNodoPolinomio *pol2)</text:p>
      <text:p text:style-name="Preformatted_20_Text">{</text:p>
      <text:p text:style-name="Preformatted_20_Text"/>
      <text:p text:style-name="Preformatted_20_Text"><text:tab/>while (pol2 != NULL)</text:p>
      <text:p text:style-name="Preformatted_20_Text"><text:tab/>{</text:p>
      <text:p text:style-name="Preformatted_20_Text"><text:tab/><text:tab/>insertar(pol1,pol2-&gt;coeficiente,pol2-&gt;exponente);</text:p>
      <text:p text:style-name="Preformatted_20_Text"><text:tab/><text:tab/>pol2 = pol2-&gt;sig;</text:p>
      <text:p text:style-name="Preformatted_20_Text"><text:tab/>}</text:p>
      <text:p text:style-name="Preformatted_20_Text">}</text:p>
      <text:p text:style-name="Preformatted_20_Text"/>
      <text:p text:style-name="Preformatted_20_Text"/>
      <text:p text:style-name="Preformatted_20_Text">/*Inserta un nodo al final de la lista*/</text:p>
      <text:p text:style-name="Preformatted_20_Text">void insertar (tNodoPolinomio **lista, int coeficiente, int exponente)</text:p>
      <text:p text:style-name="Preformatted_20_Text">{</text:p>
      <text:p text:style-name="Preformatted_20_Text"><text:tab/>tNodoPolinomio *p1, *p2, *p3;</text:p>
      <text:p text:style-name="Preformatted_20_Text"/>
      <text:p text:style-name="Preformatted_20_Text"><text:tab/>p1 = *lista;</text:p>
      <text:p text:style-name="Preformatted_20_Text"><text:tab/>int encontrado;</text:p>
      <text:p text:style-name="Preformatted_20_Text"><text:tab/></text:p>
      <text:p text:style-name="Preformatted_20_Text"><text:tab/>/*Si es el primer elemento*/</text:p>
      <text:p text:style-name="Preformatted_20_Text"><text:tab/>if(p1==NULL)</text:p>
      <text:p text:style-name="Preformatted_20_Text"><text:tab/>{</text:p>
      <text:p text:style-name="Preformatted_20_Text"><text:tab/><text:tab/>p1 = malloc(sizeof(tNodoPolinomio));</text:p>
      <text:p text:style-name="Preformatted_20_Text"><text:tab/><text:tab/></text:p>
      <text:p text:style-name="Preformatted_20_Text"><text:tab/><text:tab/>if (p1 != NULL)</text:p>
      <text:p text:style-name="Preformatted_20_Text"><text:tab/><text:tab/>{</text:p>
      <text:p text:style-name="Preformatted_20_Text"><text:tab/><text:tab/><text:tab/>/*Guardamos info, y hacemos q ese nodo apunte a null*/</text:p>
      <text:p text:style-name="Preformatted_20_Text"><text:tab/><text:tab/><text:tab/>p1-&gt;coeficiente = coeficiente;</text:p>
      <text:p text:style-name="Preformatted_20_Text"><text:tab/><text:tab/><text:tab/>p1-&gt;exponente = exponente;</text:p>
      <text:p text:style-name="Preformatted_20_Text"><text:tab/><text:tab/><text:tab/>p1-&gt;sig = NULL;</text:p>
      <text:p text:style-name="Preformatted_20_Text"><text:tab/><text:tab/><text:tab/>*lista = p1;</text:p>
      <text:p text:style-name="Preformatted_20_Text"><text:tab/><text:tab/>}</text:p>
      <text:p text:style-name="Preformatted_20_Text"><text:tab/><text:tab/></text:p>
      <text:p text:style-name="Preformatted_20_Text"><text:tab/>}else{</text:p>
      <text:p text:style-name="Preformatted_20_Text"><text:tab/><text:tab/>/*Si habia mas elementos */</text:p>
      <text:p text:style-name="Preformatted_20_Text"><text:tab/><text:tab/></text:p>
      <text:p text:style-name="Preformatted_20_Text"><text:tab/><text:tab/>/*Primero recorremos, para ver si ya existe ese coeficiente, y en ese caso sumarlo*/</text:p>
      <text:p text:style-name="Preformatted_20_Text"><text:tab/><text:tab/>encontrado = 0;</text:p>
      <text:p text:style-name="Preformatted_20_Text"><text:tab/><text:tab/>p3 = p1;</text:p>
      <text:p text:style-name="Preformatted_20_Text"><text:tab/><text:tab/>while((p3 != NULL) &amp;&amp; (!encontrado))</text:p>
      <text:p text:style-name="Preformatted_20_Text"><text:tab/><text:tab/>{</text:p>
      <text:p text:style-name="Preformatted_20_Text"><text:tab/><text:tab/><text:tab/>if(p3-&gt;exponente==exponente)</text:p>
      <text:p text:style-name="Preformatted_20_Text"><text:tab/><text:tab/><text:tab/>{</text:p>
      <text:p text:style-name="Preformatted_20_Text"><text:tab/><text:tab/><text:tab/><text:tab/>p3-&gt;coeficiente += coeficiente;</text:p>
      <text:p text:style-name="Preformatted_20_Text"><text:tab/><text:tab/><text:tab/><text:tab/>encontrado = 1;</text:p>
      <text:p text:style-name="Preformatted_20_Text"><text:tab/><text:tab/><text:tab/>}else{</text:p>
      <text:p text:style-name="Preformatted_20_Text"><text:tab/><text:tab/><text:tab/><text:tab/>p3 = p3-&gt;sig;</text:p>
      <text:p text:style-name="Preformatted_20_Text"><text:tab/><text:tab/><text:tab/>}</text:p>
      <text:p text:style-name="Preformatted_20_Text"><text:tab/><text:tab/>}<text:tab/></text:p>
      <text:p text:style-name="Preformatted_20_Text"><text:tab/><text:tab/></text:p>
      <text:p text:style-name="Preformatted_20_Text"><text:tab/><text:tab/>/*Si no existia, lo guardamos en un nuevo nodo al final*/</text:p>
      <text:p text:style-name="Preformatted_20_Text"><text:tab/><text:tab/>if (!encontrado){</text:p>
      <text:p text:style-name="Preformatted_20_Text"><text:tab/><text:tab/><text:tab/>/*Vamos hacia el ultimo*/</text:p>
      <text:p text:style-name="Preformatted_20_Text"><text:tab/><text:tab/><text:tab/>while(p1-&gt;sig!=NULL)</text:p>
      <text:p text:style-name="Preformatted_20_Text"><text:tab/><text:tab/><text:tab/>p1 = p1-&gt;sig;</text:p>
      <text:p text:style-name="Preformatted_20_Text"/>
      <text:p text:style-name="Preformatted_20_Text"><text:tab/><text:tab/><text:tab/>p2 = malloc(sizeof(tNodoPolinomio));</text:p>
      <text:p text:style-name="Preformatted_20_Text"><text:tab/><text:tab/></text:p>
      <text:p text:style-name="Preformatted_20_Text"><text:tab/><text:tab/><text:tab/>if(p2 != NULL)</text:p>
      <text:p text:style-name="Preformatted_20_Text"><text:tab/><text:tab/><text:tab/>{</text:p>
      <text:p text:style-name="Preformatted_20_Text"><text:tab/><text:tab/><text:tab/><text:tab/>/*Guardamos info en nuevo nodo, y hacemos que apunte a null*/</text:p>
      <text:p text:style-name="Preformatted_20_Text"><text:tab/><text:tab/><text:tab/><text:tab/>p2-&gt;coeficiente = coeficiente;</text:p>
      <text:p text:style-name="Preformatted_20_Text"><text:tab/><text:tab/><text:tab/><text:tab/>p2-&gt;exponente = exponente;</text:p>
      <text:p text:style-name="Preformatted_20_Text"><text:tab/><text:tab/><text:tab/><text:tab/>p2-&gt;sig = NULL;</text:p>
      <text:p text:style-name="Preformatted_20_Text"><text:tab/><text:tab/><text:tab/></text:p>
      <text:p text:style-name="Preformatted_20_Text"><text:tab/><text:tab/><text:tab/><text:tab/>/*Y lo apuntamos desde el que anteriormente era el ultimo*/</text:p>
      <text:p text:style-name="Preformatted_20_Text"><text:tab/><text:tab/><text:tab/><text:tab/>p1-&gt;sig = p2;</text:p>
      <text:p text:style-name="Preformatted_20_Text"><text:tab/><text:tab/><text:tab/>}</text:p>
      <text:p text:style-name="Preformatted_20_Text"><text:tab/><text:tab/>}</text:p>
      <text:p text:style-name="Preformatted_20_Text"><text:tab/><text:tab/></text:p>
      <text:p text:style-name="Preformatted_20_Text"><text:tab/><text:tab/></text:p>
      <text:p text:style-name="Preformatted_20_Text"><text:tab/>}</text:p>
      <text:p text:style-name="Preformatted_20_Text"><text:tab/><text:tab/></text:p>
      <text:p text:style-name="Preformatted_20_Text">}<text:tab/></text:p>
      <text:p text:style-name="Preformatted_20_Text"/>
      <text:p text:style-name="Preformatted_20_Text"/>
      <text:p text:style-name="Preformatted_20_Text">/*Recorre la lista mostrando su contenido por la salida estandar*/</text:p>
      <text:p text:style-name="Preformatted_20_Text">void recorrer (tNodoPolinomio *lista)</text:p>
      <text:p text:style-name="Preformatted_20_Text">{</text:p>
      <text:p text:style-name="Preformatted_20_Text"><text:tab/>while(lista != NULL)</text:p>
      <text:p text:style-name="Preformatted_20_Text"><text:tab/>{</text:p>
      <text:p text:style-name="Preformatted_20_Text"><text:tab/><text:tab/>if(lista-&gt;sig == NULL)</text:p>
      <text:p text:style-name="Preformatted_20_Text"><text:tab/><text:tab/><text:tab/>if (lista-&gt;exponente&gt;0)</text:p>
      <text:p text:style-name="Preformatted_20_Text"><text:tab/><text:tab/><text:tab/><text:tab/>printf("%ix^%i", lista-&gt;coeficiente, lista-&gt;exponente);</text:p>
      <text:p text:style-name="Preformatted_20_Text"><text:tab/><text:tab/><text:tab/>else</text:p>
      <text:p text:style-name="Preformatted_20_Text"><text:tab/><text:tab/><text:tab/><text:tab/>printf("%i", lista-&gt;coeficiente);</text:p>
      <text:p text:style-name="Preformatted_20_Text"><text:tab/><text:tab/>else</text:p>
      <text:p text:style-name="Preformatted_20_Text"><text:tab/><text:tab/><text:tab/>if (lista-&gt;exponente&gt;0)</text:p>
      <text:p text:style-name="Preformatted_20_Text"><text:tab/><text:tab/><text:tab/><text:tab/>printf("%ix^%i + ", lista-&gt;coeficiente, lista-&gt;exponente);</text:p>
      <text:p text:style-name="Preformatted_20_Text"><text:tab/><text:tab/><text:tab/>else</text:p>
      <text:p text:style-name="Preformatted_20_Text"><text:tab/><text:tab/><text:tab/><text:tab/>printf("%i + ", lista-&gt;coeficiente);<text:tab/></text:p>
      <text:p text:style-name="Preformatted_20_Text"><text:tab/><text:tab/><text:tab/><text:tab/></text:p>
      <text:p text:style-name="Preformatted_20_Text"><text:tab/><text:tab/>lista = lista-&gt;sig;</text:p>
      <text:p text:style-name="Preformatted_20_Text"><text:tab/>}</text:p>
      <text:p text:style-name="Preformatted_20_Text">}</text:p>
      <text:p text:style-name="Preformatted_20_Text"><text:tab/><text:tab/></text:p>
      <text:p text:style-name="Preformatted_20_Text"/>
      <text:p text:style-name="Preformatted_20_Text">/*Libera todos los nodos de la lista*/</text:p>
      <text:p text:style-name="Preformatted_20_Text">void liberar(tNodoPolinomio *lista)</text:p>
      <text:p text:style-name="Preformatted_20_Text">{</text:p>
      <text:p text:style-name="Preformatted_20_Text"><text:tab/>tNodoPolinomio *pAux;</text:p>
      <text:p text:style-name="Preformatted_20_Text"><text:tab/></text:p>
      <text:p text:style-name="Preformatted_20_Text"><text:tab/>while(lista != NULL)</text:p>
      <text:p text:style-name="Preformatted_20_Text"><text:tab/>{</text:p>
      <text:p text:style-name="Preformatted_20_Text"><text:tab/><text:tab/>pAux = lista;</text:p>
      <text:p text:style-name="Preformatted_20_Text"><text:tab/><text:tab/>lista = lista-&gt;sig;</text:p>
      <text:p text:style-name="Preformatted_20_Text"><text:tab/><text:tab/>free(pAux);</text:p>
      <text:p text:style-name="Preformatted_20_Text"><text:tab/>}</text:p>
      <text:p text:style-name="Preformatted_20_Text"><text:tab/></text:p>
      <text:p text:style-name="P11">}</text:p>
      <text:p text:style-name="P7"/>
      <text:p text:style-name="P7"/>
      <text:p text:style-name="P7">8)</text:p>
      <text:p text:style-name="Preformatted_20_Text">/*************************************************************</text:p>
      <text:p text:style-name="Preformatted_20_Text"><text:tab/>Asignatura : Programacion en C/C++</text:p>
      <text:p text:style-name="Preformatted_20_Text"><text:tab/>Practica : Hoja de problemas 3</text:p>
      <text:p text:style-name="Preformatted_20_Text"><text:tab/>Autor : David Rozas Domingo</text:p>
      <text:p text:style-name="Preformatted_20_Text">*************************************************************/</text:p>
      <text:p text:style-name="Preformatted_20_Text"/>
      <text:p text:style-name="Preformatted_20_Text">/* Descripcion : Ejercicio 8. Suma dos matrices de tamaño dinamico*/</text:p>
      <text:p text:style-name="Preformatted_20_Text"/>
      <text:p text:style-name="Preformatted_20_Text">#include &lt;stdio.h&gt;</text:p>
      <text:p text:style-name="Preformatted_20_Text">#include &lt;stdlib.h&gt;</text:p>
      <text:p text:style-name="Preformatted_20_Text"/>
      <text:p text:style-name="Preformatted_20_Text">struct tipoNodo{</text:p>
      <text:p text:style-name="Preformatted_20_Text"><text:tab/>int valor;</text:p>
      <text:p text:style-name="Preformatted_20_Text"><text:tab/>struct tipoNodo *sig;</text:p>
      <text:p text:style-name="Preformatted_20_Text"><text:tab/>};</text:p>
      <text:p text:style-name="Preformatted_20_Text">typedef struct tipoNodo tNodo;</text:p>
      <text:p text:style-name="Preformatted_20_Text"><text:tab/></text:p>
      <text:p text:style-name="Preformatted_20_Text">/*Cabeceras de funciones auxiliares*/</text:p>
      <text:p text:style-name="Preformatted_20_Text">int leerValorPos();</text:p>
      <text:p text:style-name="Preformatted_20_Text">void insertar (tNodo **mat, int val);</text:p>
      <text:p text:style-name="Preformatted_20_Text">void recorrer (tNodo *mat, int nfil);</text:p>
      <text:p text:style-name="Preformatted_20_Text">void sumarMatrices (tNodo *mat1, tNodo *mat2);</text:p>
      <text:p text:style-name="Preformatted_20_Text">void liberar(tNodo *mat);</text:p>
      <text:p text:style-name="Preformatted_20_Text"/>
      <text:p text:style-name="Preformatted_20_Text">int main(void)</text:p>
      <text:p text:style-name="Preformatted_20_Text">{</text:p>
      <text:p text:style-name="Preformatted_20_Text"/>
      <text:p text:style-name="Preformatted_20_Text"><text:tab/>int nfil1,nfil2,ncol1,ncol2;</text:p>
      <text:p text:style-name="Preformatted_20_Text"><text:tab/>tNodo *m1,*m2;</text:p>
      <text:p text:style-name="Preformatted_20_Text"><text:tab/>int i,j,valAux;</text:p>
      <text:p text:style-name="Preformatted_20_Text"><text:tab/></text:p>
      <text:p text:style-name="Preformatted_20_Text"><text:tab/>m1 = NULL;</text:p>
      <text:p text:style-name="Preformatted_20_Text"><text:tab/>m2 = NULL;</text:p>
      <text:p text:style-name="Preformatted_20_Text"><text:tab/></text:p>
      <text:p text:style-name="Preformatted_20_Text"><text:tab/>/*Leemos los valores de filas y columnas*/</text:p>
      <text:p text:style-name="Preformatted_20_Text"><text:tab/>printf("Numero de filas de la primera matriz? \n");</text:p>
      <text:p text:style-name="Preformatted_20_Text"><text:tab/>nfil1 = leerValorPos();</text:p>
      <text:p text:style-name="Preformatted_20_Text"><text:tab/>printf("Numero de columnas de la primera matriz? \n");</text:p>
      <text:p text:style-name="Preformatted_20_Text"><text:tab/>ncol1 = leerValorPos();</text:p>
      <text:p text:style-name="Preformatted_20_Text"><text:tab/>printf("Numero de filas de la segunda matriz? \n");</text:p>
      <text:p text:style-name="Preformatted_20_Text"><text:tab/>nfil2 = leerValorPos();</text:p>
      <text:p text:style-name="Preformatted_20_Text"><text:tab/>printf("Numero de columnas de la segunda matriz? \n");</text:p>
      <text:p text:style-name="Preformatted_20_Text"><text:tab/>ncol2 = leerValorPos();</text:p>
      <text:p text:style-name="Preformatted_20_Text"/>
      <text:p text:style-name="Preformatted_20_Text"><text:tab/>/*Comprobamos que se puedan sumar*/</text:p>
      <text:p text:style-name="Preformatted_20_Text"><text:tab/>if((nfil1==nfil2)&amp;&amp;(ncol1==ncol2))</text:p>
      <text:p text:style-name="Preformatted_20_Text"><text:tab/>{</text:p>
      <text:p text:style-name="Preformatted_20_Text"><text:tab/><text:tab/>/*Leemos los valores de las matrices*/</text:p>
      <text:p text:style-name="Preformatted_20_Text"><text:tab/><text:tab/>for(i=0; i&lt;nfil1; i++)</text:p>
      <text:p text:style-name="Preformatted_20_Text"><text:tab/><text:tab/><text:tab/>for(j=0; j&lt;ncol1;j++)</text:p>
      <text:p text:style-name="Preformatted_20_Text"><text:tab/><text:tab/><text:tab/>{</text:p>
      <text:p text:style-name="Preformatted_20_Text"><text:tab/><text:tab/><text:tab/><text:tab/>printf("Escriba el valor para la pos [%i,%i] de la matriz 1: ", i,j);</text:p>
      <text:p text:style-name="Preformatted_20_Text"><text:tab/><text:tab/><text:tab/><text:tab/>scanf("%i", &amp;valAux);</text:p>
      <text:p text:style-name="Preformatted_20_Text"><text:tab/><text:tab/><text:tab/><text:tab/>insertar(&amp;m1,valAux);</text:p>
      <text:p text:style-name="Preformatted_20_Text"><text:tab/><text:tab/><text:tab/>}<text:tab/></text:p>
      <text:p text:style-name="Preformatted_20_Text"/>
      <text:p text:style-name="Preformatted_20_Text"><text:tab/><text:tab/>for(i=0; i&lt;nfil1; i++)</text:p>
      <text:p text:style-name="Preformatted_20_Text"><text:tab/><text:tab/><text:tab/>for(j=0; j&lt;ncol1;j++)</text:p>
      <text:p text:style-name="Preformatted_20_Text"><text:tab/><text:tab/><text:tab/>{</text:p>
      <text:p text:style-name="Preformatted_20_Text"><text:tab/><text:tab/><text:tab/><text:tab/>printf("Escriba el valor para la pos [%i,%i] de la matriz 2: ", i,j);</text:p>
      <text:p text:style-name="Preformatted_20_Text"><text:tab/><text:tab/><text:tab/><text:tab/>scanf("%i", &amp;valAux);</text:p>
      <text:p text:style-name="Preformatted_20_Text"><text:tab/><text:tab/><text:tab/><text:tab/>insertar(&amp;m2,valAux);</text:p>
      <text:p text:style-name="Preformatted_20_Text"><text:tab/><text:tab/><text:tab/>}<text:tab/><text:tab/><text:tab/></text:p>
      <text:p text:style-name="Preformatted_20_Text"><text:tab/><text:tab/></text:p>
      <text:p text:style-name="Preformatted_20_Text"><text:tab/><text:tab/>/*Mostramos su contenido*/</text:p>
      <text:p text:style-name="Preformatted_20_Text"><text:tab/><text:tab/>printf("\tMatriz 1 \n");<text:tab/><text:tab/><text:tab/></text:p>
      <text:p text:style-name="Preformatted_20_Text"><text:tab/><text:tab/>recorrer(m1,nfil1);</text:p>
      <text:p text:style-name="Preformatted_20_Text"><text:tab/><text:tab/>printf("Matriz 2 \n");</text:p>
      <text:p text:style-name="Preformatted_20_Text"><text:tab/><text:tab/>recorrer(m2,nfil1);</text:p>
      <text:p text:style-name="Preformatted_20_Text"><text:tab/><text:tab/><text:tab/></text:p>
      <text:p text:style-name="Preformatted_20_Text"><text:tab/><text:tab/>/*Realizamos y mostramos la suma*/<text:tab/></text:p>
      <text:p text:style-name="Preformatted_20_Text"><text:tab/><text:tab/>sumarMatrices(m1,m2);</text:p>
      <text:p text:style-name="Preformatted_20_Text"><text:tab/><text:tab/>printf("Matriz 1 + Matriz 2 \n");</text:p>
      <text:p text:style-name="Preformatted_20_Text"><text:tab/><text:tab/>recorrer(m1,nfil1);</text:p>
      <text:p text:style-name="Preformatted_20_Text"><text:tab/><text:tab/><text:tab/></text:p>
      <text:p text:style-name="Preformatted_20_Text"><text:tab/><text:tab/>/*Y por ultimo liberamos la memoria*/</text:p>
      <text:p text:style-name="Preformatted_20_Text"><text:tab/><text:tab/>liberar(m1);</text:p>
      <text:p text:style-name="Preformatted_20_Text"><text:tab/><text:tab/>liberar(m2);</text:p>
      <text:p text:style-name="Preformatted_20_Text"><text:tab/><text:tab/></text:p>
      <text:p text:style-name="Preformatted_20_Text"><text:tab/>}else{</text:p>
      <text:p text:style-name="Preformatted_20_Text"><text:tab/><text:tab/>printf("Las matrices tienen distintas dimensiones. No se pueden sumar\n");</text:p>
      <text:p text:style-name="Preformatted_20_Text"><text:tab/>}</text:p>
      <text:p text:style-name="Preformatted_20_Text"/>
      <text:p text:style-name="Preformatted_20_Text"><text:tab/>return 0;</text:p>
      <text:p text:style-name="Preformatted_20_Text">}</text:p>
      <text:p text:style-name="Preformatted_20_Text"/>
      <text:p text:style-name="Preformatted_20_Text">/* Funciones auxiliares <text:tab/><text:tab/><text:tab/><text:tab/><text:tab/><text:tab/><text:tab/><text:tab/>*/</text:p>
      <text:p text:style-name="Preformatted_20_Text">/********************************************************/</text:p>
      <text:p text:style-name="Preformatted_20_Text"/>
      <text:p text:style-name="Preformatted_20_Text">/*Devuelve un valor positivo para filas o columnas*/</text:p>
      <text:p text:style-name="Preformatted_20_Text">int leerValorPos()</text:p>
      <text:p text:style-name="Preformatted_20_Text">{</text:p>
      <text:p text:style-name="Preformatted_20_Text"><text:tab/>int val;</text:p>
      <text:p text:style-name="Preformatted_20_Text"><text:tab/></text:p>
      <text:p text:style-name="Preformatted_20_Text"><text:tab/>do</text:p>
      <text:p text:style-name="Preformatted_20_Text"><text:tab/>{</text:p>
      <text:p text:style-name="Preformatted_20_Text"><text:tab/><text:tab/>printf("Introduce un valor : ");</text:p>
      <text:p text:style-name="Preformatted_20_Text"><text:tab/><text:tab/>scanf("%i", &amp;val);</text:p>
      <text:p text:style-name="Preformatted_20_Text"><text:tab/><text:tab/></text:p>
      <text:p text:style-name="Preformatted_20_Text"><text:tab/><text:tab/>if (val&lt;=0)</text:p>
      <text:p text:style-name="Preformatted_20_Text"><text:tab/><text:tab/><text:tab/>printf("Tiene que ser un valor positivo \n");</text:p>
      <text:p text:style-name="Preformatted_20_Text"><text:tab/></text:p>
      <text:p text:style-name="Preformatted_20_Text"><text:tab/>}while(val&lt;=0);</text:p>
      <text:p text:style-name="Preformatted_20_Text"/>
      <text:p text:style-name="Preformatted_20_Text"><text:tab/>return val;</text:p>
      <text:p text:style-name="Preformatted_20_Text">}</text:p>
      <text:p text:style-name="Preformatted_20_Text"/>
      <text:p text:style-name="Preformatted_20_Text">/*Inserta un nodo al final de la lista */</text:p>
      <text:p text:style-name="Preformatted_20_Text">void insertar (tNodo **mat, int valor)</text:p>
      <text:p text:style-name="Preformatted_20_Text">{</text:p>
      <text:p text:style-name="Preformatted_20_Text"><text:tab/>tNodo *p1, *p2;</text:p>
      <text:p text:style-name="Preformatted_20_Text"/>
      <text:p text:style-name="Preformatted_20_Text"><text:tab/>p1 = *mat;</text:p>
      <text:p text:style-name="Preformatted_20_Text"><text:tab/></text:p>
      <text:p text:style-name="Preformatted_20_Text"><text:tab/>/*Si es el primer elemento*/</text:p>
      <text:p text:style-name="Preformatted_20_Text"><text:tab/>if(p1==NULL)</text:p>
      <text:p text:style-name="Preformatted_20_Text"><text:tab/>{</text:p>
      <text:p text:style-name="Preformatted_20_Text"><text:tab/><text:tab/>p1 = malloc(sizeof(tNodo));</text:p>
      <text:p text:style-name="Preformatted_20_Text"><text:tab/><text:tab/></text:p>
      <text:p text:style-name="Preformatted_20_Text"><text:tab/><text:tab/>if (p1 != NULL)</text:p>
      <text:p text:style-name="Preformatted_20_Text"><text:tab/><text:tab/>{</text:p>
      <text:p text:style-name="Preformatted_20_Text"><text:tab/><text:tab/><text:tab/>/*Guardamos info, y hacemos q ese nodo apunte a null*/</text:p>
      <text:p text:style-name="Preformatted_20_Text"><text:tab/><text:tab/><text:tab/>p1-&gt;valor = valor;</text:p>
      <text:p text:style-name="Preformatted_20_Text"><text:tab/><text:tab/><text:tab/>p1-&gt;sig = NULL;</text:p>
      <text:p text:style-name="Preformatted_20_Text"><text:tab/><text:tab/><text:tab/>*mat = p1;</text:p>
      <text:p text:style-name="Preformatted_20_Text"><text:tab/><text:tab/>}</text:p>
      <text:p text:style-name="Preformatted_20_Text"><text:tab/><text:tab/></text:p>
      <text:p text:style-name="Preformatted_20_Text"><text:tab/>}else{</text:p>
      <text:p text:style-name="Preformatted_20_Text"><text:tab/><text:tab/>/*Si habia mas elementos */</text:p>
      <text:p text:style-name="Preformatted_20_Text"><text:tab/><text:tab/></text:p>
      <text:p text:style-name="Preformatted_20_Text"><text:tab/><text:tab/>/*Vamos hacia el ultimo*/</text:p>
      <text:p text:style-name="Preformatted_20_Text"><text:tab/><text:tab/>while(p1-&gt;sig!=NULL)</text:p>
      <text:p text:style-name="Preformatted_20_Text"><text:tab/><text:tab/><text:tab/>p1 = p1-&gt;sig;</text:p>
      <text:p text:style-name="Preformatted_20_Text"/>
      <text:p text:style-name="Preformatted_20_Text"><text:tab/><text:tab/>p2 = malloc(sizeof(tNodo));</text:p>
      <text:p text:style-name="Preformatted_20_Text"><text:tab/><text:tab/></text:p>
      <text:p text:style-name="Preformatted_20_Text"><text:tab/><text:tab/>if(p2 != NULL)</text:p>
      <text:p text:style-name="Preformatted_20_Text"><text:tab/><text:tab/>{</text:p>
      <text:p text:style-name="Preformatted_20_Text"><text:tab/><text:tab/><text:tab/>/*Guardamos info en nuevo nodo, hacemos que apunte a null*/</text:p>
      <text:p text:style-name="Preformatted_20_Text"><text:tab/><text:tab/><text:tab/>p2-&gt;valor = valor;</text:p>
      <text:p text:style-name="Preformatted_20_Text"><text:tab/><text:tab/><text:tab/>p2-&gt;sig = NULL;</text:p>
      <text:p text:style-name="Preformatted_20_Text"><text:tab/><text:tab/><text:tab/></text:p>
      <text:p text:style-name="Preformatted_20_Text"><text:tab/><text:tab/><text:tab/>/*Y lo apuntamos desde el que anteriormente era el ultimo*/</text:p>
      <text:p text:style-name="Preformatted_20_Text"><text:tab/><text:tab/><text:tab/>p1-&gt;sig = p2;</text:p>
      <text:p text:style-name="Preformatted_20_Text"><text:tab/><text:tab/>}</text:p>
      <text:p text:style-name="Preformatted_20_Text"><text:tab/>}</text:p>
      <text:p text:style-name="Preformatted_20_Text">}</text:p>
      <text:p text:style-name="Preformatted_20_Text"><text:tab/></text:p>
      <text:p text:style-name="Preformatted_20_Text">/*Recorre la matriz mostrando su contenido por la salida estandar*/</text:p>
      <text:p text:style-name="Preformatted_20_Text">void recorrer (tNodo *mat, int nfil)</text:p>
      <text:p text:style-name="Preformatted_20_Text">{</text:p>
      <text:p text:style-name="Preformatted_20_Text"><text:tab/>int nfilAux = 1;</text:p>
      <text:p text:style-name="Preformatted_20_Text"><text:tab/>printf("\t");</text:p>
      <text:p text:style-name="Preformatted_20_Text"><text:tab/>while(mat != NULL)</text:p>
      <text:p text:style-name="Preformatted_20_Text"><text:tab/>{</text:p>
      <text:p text:style-name="Preformatted_20_Text"><text:tab/><text:tab/>printf(" %i ", mat-&gt;valor);</text:p>
      <text:p text:style-name="Preformatted_20_Text"><text:tab/><text:tab/>if ((nfilAux % nfil)==0)</text:p>
      <text:p text:style-name="Preformatted_20_Text"><text:tab/><text:tab/><text:tab/>printf("\n\t");</text:p>
      <text:p text:style-name="Preformatted_20_Text"><text:tab/><text:tab/></text:p>
      <text:p text:style-name="Preformatted_20_Text"><text:tab/><text:tab/>nfilAux++;</text:p>
      <text:p text:style-name="Preformatted_20_Text"><text:tab/><text:tab/>mat = mat-&gt;sig;</text:p>
      <text:p text:style-name="Preformatted_20_Text"><text:tab/>}</text:p>
      <text:p text:style-name="Preformatted_20_Text">}</text:p>
      <text:p text:style-name="Preformatted_20_Text"><text:tab/></text:p>
      <text:p text:style-name="Preformatted_20_Text">/*Suma dos matrices. La suma se guarda en la primera de ellas*/</text:p>
      <text:p text:style-name="Preformatted_20_Text">void sumarMatrices (tNodo *mat1, tNodo *mat2)</text:p>
      <text:p text:style-name="Preformatted_20_Text">{</text:p>
      <text:p text:style-name="Preformatted_20_Text"><text:tab/>while(mat1!=NULL)</text:p>
      <text:p text:style-name="Preformatted_20_Text"><text:tab/>{</text:p>
      <text:p text:style-name="Preformatted_20_Text"><text:tab/><text:tab/>mat1-&gt;valor += mat2-&gt;valor;</text:p>
      <text:p text:style-name="Preformatted_20_Text"><text:tab/><text:tab/>mat1 = mat1-&gt;sig;</text:p>
      <text:p text:style-name="Preformatted_20_Text"><text:tab/><text:tab/>mat2 = mat2-&gt;sig;</text:p>
      <text:p text:style-name="Preformatted_20_Text"><text:tab/>}</text:p>
      <text:p text:style-name="Preformatted_20_Text">}</text:p>
      <text:p text:style-name="Preformatted_20_Text"><text:tab/></text:p>
      <text:p text:style-name="Preformatted_20_Text">/*Libera todos los nodos de la matriz*/</text:p>
      <text:p text:style-name="Preformatted_20_Text">void liberar(tNodo *mat)</text:p>
      <text:p text:style-name="Preformatted_20_Text">{</text:p>
      <text:p text:style-name="Preformatted_20_Text"><text:tab/>tNodo *pAux;</text:p>
      <text:p text:style-name="Preformatted_20_Text"><text:tab/></text:p>
      <text:p text:style-name="Preformatted_20_Text"><text:tab/>while(mat!= NULL)</text:p>
      <text:p text:style-name="Preformatted_20_Text"><text:tab/>{</text:p>
      <text:p text:style-name="Preformatted_20_Text"><text:tab/><text:tab/>pAux = mat;</text:p>
      <text:p text:style-name="Preformatted_20_Text"><text:tab/><text:tab/>mat = mat-&gt;sig;</text:p>
      <text:p text:style-name="Preformatted_20_Text"><text:tab/><text:tab/>free(pAux);</text:p>
      <text:p text:style-name="Preformatted_20_Text"><text:tab/>}<text:tab/></text:p>
      <text:p text:style-name="P11">}</text:p>
      <text:p text:style-name="P7"/>
      <text:p text:style-name="P7">9)</text:p>
      <text:p text:style-name="Preformatted_20_Text">/*************************************************************</text:p>
      <text:p text:style-name="Preformatted_20_Text"><text:tab/>Asignatura : Programacion en C/C++</text:p>
      <text:p text:style-name="Preformatted_20_Text"><text:tab/>Practica : Hoja de problemas 3</text:p>
      <text:p text:style-name="Preformatted_20_Text"><text:tab/>Autor : David Rozas Domingo</text:p>
      <text:p text:style-name="Preformatted_20_Text">*************************************************************/</text:p>
      <text:p text:style-name="Preformatted_20_Text"/>
      <text:p text:style-name="Preformatted_20_Text">/* Descripcion : Ejercicio 9. Lee dos ficheros de entradas con enteros.</text:p>
      <text:p text:style-name="Preformatted_20_Text"><text:tab/><text:tab/><text:tab/><text:tab/> Los guarda ordenadamente en una estructura dinamica, y</text:p>
      <text:p text:style-name="Preformatted_20_Text"><text:tab/><text:tab/><text:tab/><text:tab/> los escribe en un nuevo fichero*/</text:p>
      <text:p text:style-name="Preformatted_20_Text"/>
      <text:p text:style-name="Preformatted_20_Text">#include &lt;stdio.h&gt;</text:p>
      <text:p text:style-name="Preformatted_20_Text">#include &lt;stdlib.h&gt;</text:p>
      <text:p text:style-name="Preformatted_20_Text"/>
      <text:p text:style-name="Preformatted_20_Text">struct tipoNodo{</text:p>
      <text:p text:style-name="Preformatted_20_Text"><text:tab/>int valor;</text:p>
      <text:p text:style-name="Preformatted_20_Text"><text:tab/>struct tipoNodo *sig;</text:p>
      <text:p text:style-name="Preformatted_20_Text"><text:tab/>};</text:p>
      <text:p text:style-name="Preformatted_20_Text">typedef struct tipoNodo tNodo;</text:p>
      <text:p text:style-name="Preformatted_20_Text"><text:tab/></text:p>
      <text:p text:style-name="Preformatted_20_Text">/*Cabeceras de funciones auxiliares*/</text:p>
      <text:p text:style-name="Preformatted_20_Text">void insertar_ordenado (tNodo **mat, int val);</text:p>
      <text:p text:style-name="Preformatted_20_Text">void guardar (tNodo *mat);</text:p>
      <text:p text:style-name="Preformatted_20_Text">void liberar(tNodo *mat);</text:p>
      <text:p text:style-name="Preformatted_20_Text"/>
      <text:p text:style-name="Preformatted_20_Text"/>
      <text:p text:style-name="Preformatted_20_Text">int main(void)</text:p>
      <text:p text:style-name="Preformatted_20_Text">{</text:p>
      <text:p text:style-name="Preformatted_20_Text"><text:tab/>FILE *fichero_origen1 = fopen("fent1.dat", "rb");</text:p>
      <text:p text:style-name="Preformatted_20_Text"><text:tab/>FILE *fichero_origen2 = fopen("fent2.dat", "rb");</text:p>
      <text:p text:style-name="Preformatted_20_Text"><text:tab/>tNodo *lista;</text:p>
      <text:p text:style-name="Preformatted_20_Text"><text:tab/>int dato;</text:p>
      <text:p text:style-name="Preformatted_20_Text"><text:tab/></text:p>
      <text:p text:style-name="Preformatted_20_Text"><text:tab/>lista = NULL;</text:p>
      <text:p text:style-name="Preformatted_20_Text"><text:tab/></text:p>
      <text:p text:style-name="Preformatted_20_Text"><text:tab/>/*Almacenamos ordenadamente en nuestra lista el contenido de ambos ficheros*/</text:p>
      <text:p text:style-name="Preformatted_20_Text"><text:tab/>while(fread(&amp;dato, sizeof(dato), 1, fichero_origen1)==1)</text:p>
      <text:p text:style-name="Preformatted_20_Text"><text:tab/><text:tab/>insertar_ordenado(&amp;lista, dato);</text:p>
      <text:p text:style-name="Preformatted_20_Text"><text:tab/><text:tab/></text:p>
      <text:p text:style-name="Preformatted_20_Text"><text:tab/>while(fread(&amp;dato, sizeof(dato), 1, fichero_origen2)==1)</text:p>
      <text:p text:style-name="Preformatted_20_Text"><text:tab/><text:tab/>insertar_ordenado(&amp;lista, dato);</text:p>
      <text:p text:style-name="Preformatted_20_Text"/>
      <text:p text:style-name="Preformatted_20_Text"><text:tab/>/*Lo guardamos en un fichero, y liberamos la estructura*/</text:p>
      <text:p text:style-name="Preformatted_20_Text"><text:tab/>guardar(lista);</text:p>
      <text:p text:style-name="Preformatted_20_Text"><text:tab/>liberar(lista);</text:p>
      <text:p text:style-name="Preformatted_20_Text"><text:tab/></text:p>
      <text:p text:style-name="Preformatted_20_Text"><text:tab/>fclose(fichero_origen1);</text:p>
      <text:p text:style-name="Preformatted_20_Text"><text:tab/>fclose(fichero_origen2);</text:p>
      <text:p text:style-name="Preformatted_20_Text"/>
      <text:p text:style-name="Preformatted_20_Text"><text:tab/>return 0;</text:p>
      <text:p text:style-name="Preformatted_20_Text"><text:tab/></text:p>
      <text:p text:style-name="Preformatted_20_Text">}</text:p>
      <text:p text:style-name="Preformatted_20_Text"/>
      <text:p text:style-name="Preformatted_20_Text"/>
      <text:p text:style-name="Preformatted_20_Text">/* Funciones auxiliares <text:tab/><text:tab/><text:tab/><text:tab/><text:tab/><text:tab/><text:tab/><text:tab/>*/</text:p>
      <text:p text:style-name="Preformatted_20_Text">/********************************************************/</text:p>
      <text:p text:style-name="Preformatted_20_Text"/>
      <text:p text:style-name="Preformatted_20_Text">/*Inserta un nodo en funcion de su valor en la lista */</text:p>
      <text:p text:style-name="Preformatted_20_Text">void insertar_ordenado(tNodo **lista, int valor)</text:p>
      <text:p text:style-name="Preformatted_20_Text">{</text:p>
      <text:p text:style-name="Preformatted_20_Text"><text:tab/>tNodo *pActual, *pNuevo, *pAnterior;</text:p>
      <text:p text:style-name="Preformatted_20_Text"><text:tab/></text:p>
      <text:p text:style-name="Preformatted_20_Text"><text:tab/>pActual = *lista;</text:p>
      <text:p text:style-name="Preformatted_20_Text"><text:tab/>pAnterior = *lista;</text:p>
      <text:p text:style-name="Preformatted_20_Text"><text:tab/></text:p>
      <text:p text:style-name="Preformatted_20_Text"><text:tab/>/*Buscamos su posicion*/</text:p>
      <text:p text:style-name="Preformatted_20_Text"><text:tab/>while((pActual !=NULL) &amp;&amp; (pActual-&gt;valor &lt;valor))</text:p>
      <text:p text:style-name="Preformatted_20_Text"><text:tab/>{</text:p>
      <text:p text:style-name="Preformatted_20_Text"><text:tab/><text:tab/>pAnterior = pActual;</text:p>
      <text:p text:style-name="Preformatted_20_Text"><text:tab/><text:tab/>pActual = pActual-&gt;sig;</text:p>
      <text:p text:style-name="Preformatted_20_Text"><text:tab/>}</text:p>
      <text:p text:style-name="Preformatted_20_Text"/>
      <text:p text:style-name="Preformatted_20_Text"><text:tab/>/*Reservamos memoria para el nuevo nodo*/</text:p>
      <text:p text:style-name="Preformatted_20_Text"><text:tab/>pNuevo = malloc(sizeof(tNodo));</text:p>
      <text:p text:style-name="Preformatted_20_Text"><text:tab/>if (pNuevo!=NULL)</text:p>
      <text:p text:style-name="Preformatted_20_Text"><text:tab/>{</text:p>
      <text:p text:style-name="Preformatted_20_Text"><text:tab/><text:tab/>pNuevo-&gt;valor = valor;</text:p>
      <text:p text:style-name="Preformatted_20_Text"><text:tab/></text:p>
      <text:p text:style-name="Preformatted_20_Text"><text:tab/><text:tab/>/*Y enlazamos*/</text:p>
      <text:p text:style-name="Preformatted_20_Text"><text:tab/><text:tab/>if(pAnterior==NULL || pAnterior==pActual)</text:p>
      <text:p text:style-name="Preformatted_20_Text"><text:tab/><text:tab/>{</text:p>
      <text:p text:style-name="Preformatted_20_Text"><text:tab/><text:tab/><text:tab/>/*Insertamos al principio*/</text:p>
      <text:p text:style-name="Preformatted_20_Text"><text:tab/><text:tab/><text:tab/>pNuevo-&gt;sig = pAnterior;</text:p>
      <text:p text:style-name="Preformatted_20_Text"><text:tab/><text:tab/><text:tab/>*lista = pNuevo;</text:p>
      <text:p text:style-name="Preformatted_20_Text"><text:tab/><text:tab/>}else{</text:p>
      <text:p text:style-name="Preformatted_20_Text"><text:tab/><text:tab/><text:tab/>/*Insertamos entre medias o al final*/</text:p>
      <text:p text:style-name="Preformatted_20_Text"><text:tab/><text:tab/><text:tab/>pNuevo-&gt;sig = pActual;</text:p>
      <text:p text:style-name="Preformatted_20_Text"><text:tab/><text:tab/><text:tab/>pAnterior-&gt;sig = pNuevo;</text:p>
      <text:p text:style-name="Preformatted_20_Text"><text:tab/><text:tab/>}</text:p>
      <text:p text:style-name="Preformatted_20_Text"><text:tab/>}</text:p>
      <text:p text:style-name="Preformatted_20_Text"><text:tab/></text:p>
      <text:p text:style-name="Preformatted_20_Text">}</text:p>
      <text:p text:style-name="Preformatted_20_Text"><text:tab/></text:p>
      <text:p text:style-name="Preformatted_20_Text">/*Recorre la lista guardando su contenido en un fichero de texto*/</text:p>
      <text:p text:style-name="Preformatted_20_Text">void guardar (tNodo *lista)</text:p>
      <text:p text:style-name="Preformatted_20_Text">{</text:p>
      <text:p text:style-name="Preformatted_20_Text"><text:tab/>FILE *fichero_destino = fopen("fsal.txt", "wt");</text:p>
      <text:p text:style-name="Preformatted_20_Text"><text:tab/></text:p>
      <text:p text:style-name="Preformatted_20_Text"><text:tab/>int i = 1;</text:p>
      <text:p text:style-name="Preformatted_20_Text"><text:tab/>while(lista != NULL)</text:p>
      <text:p text:style-name="Preformatted_20_Text"><text:tab/>{</text:p>
      <text:p text:style-name="Preformatted_20_Text"><text:tab/><text:tab/>if (i%3 != 0)</text:p>
      <text:p text:style-name="Preformatted_20_Text"><text:tab/><text:tab/><text:tab/>fprintf(fichero_destino,"%i ", lista-&gt;valor);</text:p>
      <text:p text:style-name="Preformatted_20_Text"><text:tab/><text:tab/>else</text:p>
      <text:p text:style-name="Preformatted_20_Text"><text:tab/><text:tab/><text:tab/>fprintf(fichero_destino,"%i\n", lista-&gt;valor);</text:p>
      <text:p text:style-name="Preformatted_20_Text"><text:tab/><text:tab/></text:p>
      <text:p text:style-name="Preformatted_20_Text"><text:tab/><text:tab/>i++;</text:p>
      <text:p text:style-name="Preformatted_20_Text"><text:tab/><text:tab/>lista = lista-&gt;sig;</text:p>
      <text:p text:style-name="Preformatted_20_Text"><text:tab/>}</text:p>
      <text:p text:style-name="Preformatted_20_Text"><text:tab/></text:p>
      <text:p text:style-name="Preformatted_20_Text"><text:tab/>fclose(fichero_destino);</text:p>
      <text:p text:style-name="Preformatted_20_Text">}</text:p>
      <text:p text:style-name="Preformatted_20_Text"><text:tab/></text:p>
      <text:p text:style-name="Preformatted_20_Text"><text:tab/></text:p>
      <text:p text:style-name="Preformatted_20_Text">/*Libera todos los nodos de la matriz*/</text:p>
      <text:p text:style-name="Preformatted_20_Text">void liberar(tNodo *lista)</text:p>
      <text:p text:style-name="Preformatted_20_Text">{</text:p>
      <text:p text:style-name="Preformatted_20_Text"><text:tab/>tNodo *pAux;</text:p>
      <text:p text:style-name="Preformatted_20_Text"><text:tab/></text:p>
      <text:p text:style-name="Preformatted_20_Text"><text:tab/>while(lista!= NULL)</text:p>
      <text:p text:style-name="Preformatted_20_Text"><text:tab/>{</text:p>
      <text:p text:style-name="Preformatted_20_Text"><text:tab/><text:tab/>pAux = lista;</text:p>
      <text:p text:style-name="Preformatted_20_Text"><text:tab/><text:tab/>lista = lista-&gt;sig;</text:p>
      <text:p text:style-name="Preformatted_20_Text"><text:tab/><text:tab/>free(pAux);</text:p>
      <text:p text:style-name="Preformatted_20_Text"><text:tab/>}<text:tab/></text:p>
      <text:p text:style-name="P11">}</text:p>
      <text:p text:style-name="P7"/>
      <text:p text:style-name="P7">10)</text:p>
      <text:p text:style-name="Preformatted_20_Text">/*************************************************************</text:p>
      <text:p text:style-name="Preformatted_20_Text"><text:tab/>Asignatura : Programacion en C/C++</text:p>
      <text:p text:style-name="Preformatted_20_Text"><text:tab/>Practica : Hoja de problemas 3</text:p>
      <text:p text:style-name="Preformatted_20_Text"><text:tab/>Autor : David Rozas Domingo</text:p>
      <text:p text:style-name="Preformatted_20_Text">*************************************************************/</text:p>
      <text:p text:style-name="Preformatted_20_Text"/>
      <text:p text:style-name="Preformatted_20_Text">/* Descripcion : Ejercicio 10. Procesa un texto guardando las lineas en</text:p>
      <text:p text:style-name="Preformatted_20_Text"><text:tab/><text:tab/><text:tab/><text:tab/> una estructura dinamica, contando las vocales, etc.*/</text:p>
      <text:p text:style-name="Preformatted_20_Text"/>
      <text:p text:style-name="Preformatted_20_Text">#include &lt;stdio.h&gt;</text:p>
      <text:p text:style-name="Preformatted_20_Text">#include &lt;stdlib.h&gt;</text:p>
      <text:p text:style-name="Preformatted_20_Text">#include &lt;string.h&gt;</text:p>
      <text:p text:style-name="Preformatted_20_Text"/>
      <text:p text:style-name="Preformatted_20_Text">struct tipoNodo{</text:p>
      <text:p text:style-name="Preformatted_20_Text"><text:tab/>struct tipoNodo *sig;</text:p>
      <text:p text:style-name="Preformatted_20_Text"><text:tab/>char car; </text:p>
      <text:p text:style-name="Preformatted_20_Text"><text:tab/>};</text:p>
      <text:p text:style-name="Preformatted_20_Text">typedef struct tipoNodo tNodo;</text:p>
      <text:p text:style-name="Preformatted_20_Text"/>
      <text:p text:style-name="Preformatted_20_Text">void recorrer (tNodo *lista);</text:p>
      <text:p text:style-name="Preformatted_20_Text">void insertar (tNodo **lista, char car);</text:p>
      <text:p text:style-name="Preformatted_20_Text">void liberar(tNodo *lista);</text:p>
      <text:p text:style-name="Preformatted_20_Text">void inicializar_vocales(int vocales[]);</text:p>
      <text:p text:style-name="Preformatted_20_Text"/>
      <text:p text:style-name="Preformatted_20_Text"/>
      <text:p text:style-name="Preformatted_20_Text">int main(void)</text:p>
      <text:p text:style-name="Preformatted_20_Text">{</text:p>
      <text:p text:style-name="Preformatted_20_Text"><text:tab/>FILE *fichero = fopen("prueba.txt", "rt");</text:p>
      <text:p text:style-name="Preformatted_20_Text"><text:tab/>int n;</text:p>
      <text:p text:style-name="Preformatted_20_Text"><text:tab/>tNodo *lista;</text:p>
      <text:p text:style-name="Preformatted_20_Text"><text:tab/>lista = NULL;</text:p>
      <text:p text:style-name="Preformatted_20_Text"><text:tab/>int vocales[5];</text:p>
      <text:p text:style-name="Preformatted_20_Text"><text:tab/></text:p>
      <text:p text:style-name="Preformatted_20_Text"><text:tab/>int i;<text:tab/><text:tab/></text:p>
      <text:p text:style-name="Preformatted_20_Text"/>
      <text:p text:style-name="Preformatted_20_Text"><text:tab/>if (fichero!=NULL)</text:p>
      <text:p text:style-name="Preformatted_20_Text"><text:tab/>{</text:p>
      <text:p text:style-name="Preformatted_20_Text"><text:tab/><text:tab/>while(!feof(fichero))</text:p>
      <text:p text:style-name="Preformatted_20_Text"><text:tab/><text:tab/>{</text:p>
      <text:p text:style-name="Preformatted_20_Text"><text:tab/><text:tab/><text:tab/>n = fgetc(fichero);</text:p>
      <text:p text:style-name="Preformatted_20_Text"/>
      <text:p text:style-name="Preformatted_20_Text"><text:tab/><text:tab/><text:tab/>if (n != EOF)</text:p>
      <text:p text:style-name="Preformatted_20_Text"><text:tab/><text:tab/><text:tab/>{</text:p>
      <text:p text:style-name="Preformatted_20_Text"><text:tab/><text:tab/><text:tab/><text:tab/>insertar(&amp;lista, n);</text:p>
      <text:p text:style-name="Preformatted_20_Text"><text:tab/><text:tab/><text:tab/>}</text:p>
      <text:p text:style-name="Preformatted_20_Text"><text:tab/></text:p>
      <text:p text:style-name="Preformatted_20_Text"><text:tab/><text:tab/>}</text:p>
      <text:p text:style-name="Preformatted_20_Text"><text:tab/><text:tab/>fclose(fichero);</text:p>
      <text:p text:style-name="Preformatted_20_Text"><text:tab/><text:tab/></text:p>
      <text:p text:style-name="Preformatted_20_Text"><text:tab/><text:tab/>/*Recorremos mostrando la info*/</text:p>
      <text:p text:style-name="Preformatted_20_Text"><text:tab/><text:tab/>recorrer(lista);</text:p>
      <text:p text:style-name="Preformatted_20_Text"><text:tab/><text:tab/>/*Por ultimo liberamos la memoria*/</text:p>
      <text:p text:style-name="Preformatted_20_Text"><text:tab/><text:tab/>liberar(lista);</text:p>
      <text:p text:style-name="Preformatted_20_Text"><text:tab/></text:p>
      <text:p text:style-name="Preformatted_20_Text"><text:tab/>}else{</text:p>
      <text:p text:style-name="Preformatted_20_Text"><text:tab/><text:tab/>printf("Error al abrir el fichero \n");</text:p>
      <text:p text:style-name="Preformatted_20_Text"><text:tab/>}</text:p>
      <text:p text:style-name="Preformatted_20_Text"><text:tab/><text:tab/></text:p>
      <text:p text:style-name="Preformatted_20_Text"><text:tab/>return 0;</text:p>
      <text:p text:style-name="Preformatted_20_Text">}</text:p>
      <text:p text:style-name="Preformatted_20_Text"/>
      <text:p text:style-name="Preformatted_20_Text"/>
      <text:p text:style-name="Preformatted_20_Text">/*Inserta un nodo al final de la lista */</text:p>
      <text:p text:style-name="Preformatted_20_Text">void insertar (tNodo **lista, char car)</text:p>
      <text:p text:style-name="Preformatted_20_Text">{</text:p>
      <text:p text:style-name="Preformatted_20_Text"><text:tab/>tNodo *p1, *p2;</text:p>
      <text:p text:style-name="Preformatted_20_Text"/>
      <text:p text:style-name="Preformatted_20_Text"><text:tab/>p1 = *lista;</text:p>
      <text:p text:style-name="Preformatted_20_Text"><text:tab/></text:p>
      <text:p text:style-name="Preformatted_20_Text"><text:tab/>/*Si es el primer elemento*/</text:p>
      <text:p text:style-name="Preformatted_20_Text"><text:tab/>if(p1==NULL)</text:p>
      <text:p text:style-name="Preformatted_20_Text"><text:tab/>{</text:p>
      <text:p text:style-name="Preformatted_20_Text"><text:tab/><text:tab/>p1 = malloc(sizeof(tNodo));</text:p>
      <text:p text:style-name="Preformatted_20_Text"><text:tab/><text:tab/></text:p>
      <text:p text:style-name="Preformatted_20_Text"><text:tab/><text:tab/>if (p1 != NULL)</text:p>
      <text:p text:style-name="Preformatted_20_Text"><text:tab/><text:tab/>{</text:p>
      <text:p text:style-name="Preformatted_20_Text"><text:tab/><text:tab/><text:tab/>/*Guardamos info, y hacemos q ese nodo apunte a null*/</text:p>
      <text:p text:style-name="Preformatted_20_Text"><text:tab/><text:tab/><text:tab/>p1-&gt;car = car;</text:p>
      <text:p text:style-name="Preformatted_20_Text"><text:tab/><text:tab/><text:tab/>p1-&gt;sig = NULL;</text:p>
      <text:p text:style-name="Preformatted_20_Text"><text:tab/><text:tab/><text:tab/>*lista = p1;</text:p>
      <text:p text:style-name="Preformatted_20_Text"><text:tab/><text:tab/>}</text:p>
      <text:p text:style-name="Preformatted_20_Text"><text:tab/><text:tab/></text:p>
      <text:p text:style-name="Preformatted_20_Text"><text:tab/>}else{</text:p>
      <text:p text:style-name="Preformatted_20_Text"><text:tab/><text:tab/>/*Si habia mas elementos */</text:p>
      <text:p text:style-name="Preformatted_20_Text"><text:tab/><text:tab/></text:p>
      <text:p text:style-name="Preformatted_20_Text"><text:tab/><text:tab/>/*Vamos hacia el ultimo*/</text:p>
      <text:p text:style-name="Preformatted_20_Text"><text:tab/><text:tab/>while(p1-&gt;sig!=NULL)</text:p>
      <text:p text:style-name="Preformatted_20_Text"><text:tab/><text:tab/><text:tab/>p1 = p1-&gt;sig;</text:p>
      <text:p text:style-name="Preformatted_20_Text"/>
      <text:p text:style-name="Preformatted_20_Text"><text:tab/><text:tab/>p2 = malloc(sizeof(tNodo));</text:p>
      <text:p text:style-name="Preformatted_20_Text"><text:tab/><text:tab/></text:p>
      <text:p text:style-name="Preformatted_20_Text"><text:tab/><text:tab/>if(p2 != NULL)</text:p>
      <text:p text:style-name="Preformatted_20_Text"><text:tab/><text:tab/>{</text:p>
      <text:p text:style-name="Preformatted_20_Text"><text:tab/><text:tab/><text:tab/>/*Guardamos info en nuevo nodo, hacemos que apunte a null*/</text:p>
      <text:p text:style-name="Preformatted_20_Text"><text:tab/><text:tab/><text:tab/>p2-&gt;car = car;</text:p>
      <text:p text:style-name="Preformatted_20_Text"><text:tab/><text:tab/><text:tab/>p2-&gt;sig = NULL;</text:p>
      <text:p text:style-name="Preformatted_20_Text"><text:tab/><text:tab/><text:tab/></text:p>
      <text:p text:style-name="Preformatted_20_Text"><text:tab/><text:tab/><text:tab/>/*Y lo apuntamos desde el que anteriormente era el ultimo*/</text:p>
      <text:p text:style-name="Preformatted_20_Text"><text:tab/><text:tab/><text:tab/>p1-&gt;sig = p2;</text:p>
      <text:p text:style-name="Preformatted_20_Text"><text:tab/><text:tab/>}</text:p>
      <text:p text:style-name="Preformatted_20_Text"><text:tab/>}</text:p>
      <text:p text:style-name="Preformatted_20_Text">}</text:p>
      <text:p text:style-name="Preformatted_20_Text"/>
      <text:p text:style-name="Preformatted_20_Text"/>
      <text:p text:style-name="Preformatted_20_Text">/*Recorre la lista mostrando su contenido por la salida estandar*/</text:p>
      <text:p text:style-name="Preformatted_20_Text">void recorrer (tNodo *lista)</text:p>
      <text:p text:style-name="Preformatted_20_Text">{</text:p>
      <text:p text:style-name="Preformatted_20_Text"><text:tab/>char car;</text:p>
      <text:p text:style-name="Preformatted_20_Text"><text:tab/>int nA,nE,nI,nO,nU;</text:p>
      <text:p text:style-name="Preformatted_20_Text"><text:tab/>int numLineas = 1;</text:p>
      <text:p text:style-name="Preformatted_20_Text"><text:tab/>int vocales[5];</text:p>
      <text:p text:style-name="Preformatted_20_Text"/>
      <text:p text:style-name="Preformatted_20_Text"><text:tab/>inicializar_vocales(vocales);</text:p>
      <text:p text:style-name="Preformatted_20_Text"><text:tab/>printf("%i) ",numLineas);</text:p>
      <text:p text:style-name="Preformatted_20_Text"><text:tab/>while(lista != NULL)</text:p>
      <text:p text:style-name="Preformatted_20_Text"><text:tab/>{</text:p>
      <text:p text:style-name="Preformatted_20_Text"><text:tab/><text:tab/>car = lista-&gt;car;</text:p>
      <text:p text:style-name="Preformatted_20_Text"/>
      <text:p text:style-name="Preformatted_20_Text"><text:tab/><text:tab/>if (car=='\n')</text:p>
      <text:p text:style-name="Preformatted_20_Text"><text:tab/><text:tab/>{</text:p>
      <text:p text:style-name="Preformatted_20_Text"><text:tab/><text:tab/><text:tab/>printf("%c", car);</text:p>
      <text:p text:style-name="Preformatted_20_Text"><text:tab/><text:tab/><text:tab/>printf("num. a = : %i ", vocales[0]);</text:p>
      <text:p text:style-name="Preformatted_20_Text"><text:tab/><text:tab/><text:tab/>printf("num. e = : %i ", vocales[1]);</text:p>
      <text:p text:style-name="Preformatted_20_Text"><text:tab/><text:tab/><text:tab/>printf("num. i = : %i ", vocales[2]);</text:p>
      <text:p text:style-name="Preformatted_20_Text"><text:tab/><text:tab/><text:tab/>printf("num. o = : %i ", vocales[3]);</text:p>
      <text:p text:style-name="Preformatted_20_Text"><text:tab/><text:tab/><text:tab/>printf("num. u = : %i ", vocales[4]);</text:p>
      <text:p text:style-name="Preformatted_20_Text"/>
      <text:p text:style-name="Preformatted_20_Text"><text:tab/><text:tab/><text:tab/>inicializar_vocales(vocales);</text:p>
      <text:p text:style-name="Preformatted_20_Text"><text:tab/><text:tab/><text:tab/>numLineas ++;</text:p>
      <text:p text:style-name="Preformatted_20_Text"><text:tab/><text:tab/><text:tab/></text:p>
      <text:p text:style-name="Preformatted_20_Text"><text:tab/><text:tab/><text:tab/>/*Pintamos el indice de linea, excepto para la ultima*/</text:p>
      <text:p text:style-name="Preformatted_20_Text"><text:tab/><text:tab/><text:tab/>if(lista-&gt;sig != NULL)</text:p>
      <text:p text:style-name="Preformatted_20_Text"><text:tab/><text:tab/><text:tab/><text:tab/>printf("\n%i) ", numLineas);</text:p>
      <text:p text:style-name="Preformatted_20_Text"><text:tab/><text:tab/><text:tab/><text:tab/></text:p>
      <text:p text:style-name="Preformatted_20_Text"><text:tab/><text:tab/>}else{</text:p>
      <text:p text:style-name="Preformatted_20_Text"><text:tab/><text:tab/><text:tab/><text:tab/><text:tab/></text:p>
      <text:p text:style-name="Preformatted_20_Text"><text:tab/><text:tab/><text:tab/>printf("%c",car);</text:p>
      <text:p text:style-name="Preformatted_20_Text"><text:tab/><text:tab/><text:tab/>switch (car){</text:p>
      <text:p text:style-name="Preformatted_20_Text"><text:tab/><text:tab/><text:tab/> case 'a':</text:p>
      <text:p text:style-name="Preformatted_20_Text"><text:tab/><text:tab/><text:tab/> <text:tab/><text:tab/>vocales[0]++;</text:p>
      <text:p text:style-name="Preformatted_20_Text"><text:tab/><text:tab/><text:tab/> <text:tab/><text:tab/>break;</text:p>
      <text:p text:style-name="Preformatted_20_Text"><text:tab/><text:tab/><text:tab/> case 'A':</text:p>
      <text:p text:style-name="Preformatted_20_Text"><text:tab/><text:tab/><text:tab/> <text:tab/><text:tab/>vocales[0]++;</text:p>
      <text:p text:style-name="Preformatted_20_Text"><text:tab/><text:tab/><text:tab/> <text:tab/><text:tab/>break;</text:p>
      <text:p text:style-name="Preformatted_20_Text"><text:tab/><text:tab/><text:tab/> case 'e': </text:p>
      <text:p text:style-name="Preformatted_20_Text"><text:tab/><text:tab/><text:tab/> <text:tab/><text:tab/>vocales[1]++;</text:p>
      <text:p text:style-name="Preformatted_20_Text"><text:tab/><text:tab/><text:tab/> <text:tab/><text:tab/>break;</text:p>
      <text:p text:style-name="Preformatted_20_Text"><text:tab/><text:tab/><text:tab/> <text:s/>case 'E': </text:p>
      <text:p text:style-name="Preformatted_20_Text"><text:tab/><text:tab/><text:tab/> <text:s/><text:tab/><text:tab/>vocales[1]++;</text:p>
      <text:p text:style-name="Preformatted_20_Text"><text:tab/><text:tab/><text:tab/> <text:tab/><text:tab/>break;</text:p>
      <text:p text:style-name="Preformatted_20_Text"><text:tab/><text:tab/><text:tab/> case 'i': </text:p>
      <text:p text:style-name="Preformatted_20_Text"><text:tab/><text:tab/><text:tab/> <text:tab/><text:tab/>vocales[2]++;</text:p>
      <text:p text:style-name="Preformatted_20_Text"><text:tab/><text:tab/><text:tab/> <text:tab/><text:tab/>break;</text:p>
      <text:p text:style-name="Preformatted_20_Text"><text:tab/><text:tab/><text:tab/> case 'I': </text:p>
      <text:p text:style-name="Preformatted_20_Text"><text:tab/><text:tab/><text:tab/> <text:tab/><text:tab/>vocales[2]++;</text:p>
      <text:p text:style-name="Preformatted_20_Text"><text:tab/><text:tab/><text:tab/> <text:tab/><text:tab/>break;</text:p>
      <text:p text:style-name="Preformatted_20_Text"><text:tab/><text:tab/><text:tab/> case 'o': </text:p>
      <text:p text:style-name="Preformatted_20_Text"><text:tab/><text:tab/><text:tab/> <text:tab/><text:tab/>vocales[3]++;</text:p>
      <text:p text:style-name="Preformatted_20_Text"><text:tab/><text:tab/><text:tab/> <text:tab/><text:tab/>break;</text:p>
      <text:p text:style-name="Preformatted_20_Text"><text:tab/><text:tab/><text:tab/> case 'O': </text:p>
      <text:p text:style-name="Preformatted_20_Text"><text:tab/><text:tab/><text:tab/> <text:tab/><text:tab/>vocales[3]++;</text:p>
      <text:p text:style-name="Preformatted_20_Text"><text:tab/><text:tab/><text:tab/> <text:tab/><text:tab/>break;</text:p>
      <text:p text:style-name="Preformatted_20_Text"><text:tab/><text:tab/><text:tab/> case 'u': </text:p>
      <text:p text:style-name="Preformatted_20_Text"><text:tab/><text:tab/><text:tab/> <text:tab/><text:tab/>vocales[4]++;</text:p>
      <text:p text:style-name="Preformatted_20_Text"><text:tab/><text:tab/><text:tab/> <text:tab/><text:tab/>break;</text:p>
      <text:p text:style-name="Preformatted_20_Text"><text:tab/><text:tab/><text:tab/> case 'U': </text:p>
      <text:p text:style-name="Preformatted_20_Text"><text:tab/><text:tab/><text:tab/><text:tab/><text:tab/>vocales[4]++;</text:p>
      <text:p text:style-name="Preformatted_20_Text"><text:tab/><text:tab/><text:tab/> }</text:p>
      <text:p text:style-name="Preformatted_20_Text"><text:tab/><text:tab/> }</text:p>
      <text:p text:style-name="Preformatted_20_Text"><text:tab/><text:tab/>lista = lista-&gt;sig;</text:p>
      <text:p text:style-name="Preformatted_20_Text"><text:tab/>}</text:p>
      <text:p text:style-name="Preformatted_20_Text">}</text:p>
      <text:p text:style-name="Preformatted_20_Text"/>
      <text:p text:style-name="Preformatted_20_Text">/*Libera todos los nodos de la lista*/</text:p>
      <text:p text:style-name="Preformatted_20_Text">void liberar(tNodo *lista)</text:p>
      <text:p text:style-name="Preformatted_20_Text">{</text:p>
      <text:p text:style-name="Preformatted_20_Text"><text:tab/>tNodo *pAux;</text:p>
      <text:p text:style-name="Preformatted_20_Text"><text:tab/></text:p>
      <text:p text:style-name="Preformatted_20_Text"><text:tab/>while(lista != NULL)</text:p>
      <text:p text:style-name="Preformatted_20_Text"><text:tab/>{</text:p>
      <text:p text:style-name="Preformatted_20_Text"><text:tab/><text:tab/>pAux = lista;</text:p>
      <text:p text:style-name="Preformatted_20_Text"><text:tab/><text:tab/>lista = lista-&gt;sig;</text:p>
      <text:p text:style-name="Preformatted_20_Text"><text:tab/><text:tab/>free(pAux);</text:p>
      <text:p text:style-name="Preformatted_20_Text"><text:tab/>}</text:p>
      <text:p text:style-name="Preformatted_20_Text"><text:tab/></text:p>
      <text:p text:style-name="Preformatted_20_Text">}</text:p>
      <text:p text:style-name="Preformatted_20_Text"/>
      <text:p text:style-name="Preformatted_20_Text">/*Inicializa los valores del array que cuenta</text:p>
      <text:p text:style-name="Preformatted_20_Text"><text:s text:c="2"/>el numero de vocales*/</text:p>
      <text:p text:style-name="Preformatted_20_Text">void inicializar_vocales(int vocales[])</text:p>
      <text:p text:style-name="Preformatted_20_Text">{</text:p>
      <text:p text:style-name="Preformatted_20_Text"><text:tab/>int i;</text:p>
      <text:p text:style-name="Preformatted_20_Text"><text:tab/></text:p>
      <text:p text:style-name="Preformatted_20_Text"><text:tab/>for(i=0; i&lt;5; i++)</text:p>
      <text:p text:style-name="Preformatted_20_Text"><text:tab/>{</text:p>
      <text:p text:style-name="Preformatted_20_Text"><text:tab/><text:tab/>vocales[i] = 0;<text:tab/></text:p>
      <text:p text:style-name="Preformatted_20_Text"><text:tab/>}</text:p>
      <text:p text:style-name="P11">}</text:p>
      <text:p text:style-name="P7"/>
      <text:p text:style-name="P7">11)</text:p>
      <text:p text:style-name="Preformatted_20_Text">/*************************************************************</text:p>
      <text:p text:style-name="Preformatted_20_Text"><text:tab/>Asignatura : Programacion en C/C++</text:p>
      <text:p text:style-name="Preformatted_20_Text"><text:tab/>Practica : Hoja de problemas 3</text:p>
      <text:p text:style-name="Preformatted_20_Text"><text:tab/>Autor : David Rozas Domingo</text:p>
      <text:p text:style-name="Preformatted_20_Text">*************************************************************/</text:p>
      <text:p text:style-name="Preformatted_20_Text"/>
      <text:p text:style-name="Preformatted_20_Text">/* Descripcion : Ejercicio 11. Procesa un archivo de texto calculando los</text:p>
      <text:p text:style-name="Preformatted_20_Text"><text:tab/><text:tab/><text:tab/><text:tab/> valores y devuelve sus resultados en un fichero binario*/</text:p>
      <text:p text:style-name="Preformatted_20_Text"/>
      <text:p text:style-name="Preformatted_20_Text">#include &lt;stdio.h&gt;</text:p>
      <text:p text:style-name="Preformatted_20_Text">#include &lt;stdlib.h&gt;</text:p>
      <text:p text:style-name="Preformatted_20_Text"/>
      <text:p text:style-name="Preformatted_20_Text">int main(void)</text:p>
      <text:p text:style-name="Preformatted_20_Text">{</text:p>
      <text:p text:style-name="Preformatted_20_Text"><text:tab/>FILE *fichero_origen = fopen("datos.txt", "rt");</text:p>
      <text:p text:style-name="Preformatted_20_Text"><text:tab/>int n1, n2, res;</text:p>
      <text:p text:style-name="Preformatted_20_Text"><text:tab/>char signo;</text:p>
      <text:p text:style-name="Preformatted_20_Text"><text:tab/>FILE *fichero_destino = fopen("resultados.dat", "wb");</text:p>
      <text:p text:style-name="Preformatted_20_Text"><text:tab/></text:p>
      <text:p text:style-name="Preformatted_20_Text"><text:tab/>/*Leemos del fichero de texto */</text:p>
      <text:p text:style-name="Preformatted_20_Text"><text:tab/>while(fscanf(fichero_origen, "%i %c %i",&amp;n1, &amp;signo, &amp;n2) != EOF)</text:p>
      <text:p text:style-name="Preformatted_20_Text"><text:tab/>{</text:p>
      <text:p text:style-name="Preformatted_20_Text"><text:tab/><text:tab/>/*Realizamos y guardamos el resultado de la operacion adecuada en funcion del signo*/</text:p>
      <text:p text:style-name="Preformatted_20_Text"><text:tab/><text:tab/>if (signo=='+')</text:p>
      <text:p text:style-name="Preformatted_20_Text"><text:tab/><text:tab/>{</text:p>
      <text:p text:style-name="Preformatted_20_Text"><text:tab/><text:tab/><text:tab/>res = n1 + n2;</text:p>
      <text:p text:style-name="Preformatted_20_Text"><text:tab/><text:tab/><text:tab/>fwrite(&amp;res, sizeof(res), 1, fichero_destino);</text:p>
      <text:p text:style-name="Preformatted_20_Text"><text:tab/><text:tab/>}</text:p>
      <text:p text:style-name="Preformatted_20_Text"><text:tab/><text:tab/>else if (signo == '-')</text:p>
      <text:p text:style-name="Preformatted_20_Text"><text:tab/><text:tab/>{</text:p>
      <text:p text:style-name="Preformatted_20_Text"><text:tab/><text:tab/><text:tab/>res = n1 - n2;</text:p>
      <text:p text:style-name="Preformatted_20_Text"><text:tab/><text:tab/><text:tab/>fwrite(&amp;res, sizeof(res), 1, fichero_destino);</text:p>
      <text:p text:style-name="Preformatted_20_Text"><text:tab/><text:tab/>}</text:p>
      <text:p text:style-name="Preformatted_20_Text"><text:tab/><text:tab/>else</text:p>
      <text:p text:style-name="Preformatted_20_Text"><text:tab/><text:tab/>{</text:p>
      <text:p text:style-name="Preformatted_20_Text"><text:tab/><text:tab/><text:tab/>printf("Caracter de signo desconocido. No se guardara en fichero binario.\n");</text:p>
      <text:p text:style-name="Preformatted_20_Text"><text:tab/><text:tab/>}</text:p>
      <text:p text:style-name="Preformatted_20_Text"><text:tab/>}</text:p>
      <text:p text:style-name="Preformatted_20_Text"><text:tab/></text:p>
      <text:p text:style-name="Preformatted_20_Text"><text:tab/>fclose(fichero_destino);</text:p>
      <text:p text:style-name="Preformatted_20_Text"><text:tab/>fclose(fichero_origen);</text:p>
      <text:p text:style-name="Preformatted_20_Text"/>
      <text:p text:style-name="Preformatted_20_Text"><text:tab/>return 0;</text:p>
      <text:p text:style-name="P8">}</text:p>
      <text:p text:style-name="P8"/>
      <text:p text:style-name="P8"/>
      <text:p text:style-name="P8"/>
      <text:p text:style-name="P8"/>
      <text:p text:style-name="P7">12)</text:p>
      <text:p text:style-name="P7"><text:tab/><text:tab/><text:tab/><text:tab/><text:tab/>[ejercicio12.c]</text:p>
      <text:p text:style-name="Preformatted_20_Text">/*************************************************************</text:p>
      <text:p text:style-name="Preformatted_20_Text"><text:tab/>Asignatura : Programacion en C/C++</text:p>
      <text:p text:style-name="Preformatted_20_Text"><text:tab/>Practica : Hoja de problemas 3</text:p>
      <text:p text:style-name="Preformatted_20_Text"><text:tab/>Autor : David Rozas Domingo</text:p>
      <text:p text:style-name="Preformatted_20_Text">*************************************************************/</text:p>
      <text:p text:style-name="Preformatted_20_Text"/>
      <text:p text:style-name="Preformatted_20_Text">/* Descripcion : Ejercicio 12. Utiliza el TAD pila, <text:s/>realizando</text:p>
      <text:p text:style-name="Preformatted_20_Text"><text:tab/><text:tab/><text:tab/><text:tab/> inserciones y extracciones del mismo*/</text:p>
      <text:p text:style-name="Preformatted_20_Text"/>
      <text:p text:style-name="Preformatted_20_Text">#include &lt;stdio.h&gt;</text:p>
      <text:p text:style-name="Preformatted_20_Text">#include &lt;stdlib.h&gt;</text:p>
      <text:p text:style-name="Preformatted_20_Text">#include "pila.h"</text:p>
      <text:p text:style-name="Preformatted_20_Text"/>
      <text:p text:style-name="Preformatted_20_Text"/>
      <text:p text:style-name="Preformatted_20_Text">int main(void)</text:p>
      <text:p text:style-name="Preformatted_20_Text">{</text:p>
      <text:p text:style-name="Preformatted_20_Text"><text:tab/>tNodo *mi_pila;</text:p>
      <text:p text:style-name="Preformatted_20_Text"><text:tab/>int valAux;</text:p>
      <text:p text:style-name="Preformatted_20_Text"><text:tab/></text:p>
      <text:p text:style-name="Preformatted_20_Text"><text:tab/>CrearVacia(&amp;mi_pila);</text:p>
      <text:p text:style-name="Preformatted_20_Text"><text:tab/>InsertarElemento(&amp;mi_pila, 1);</text:p>
      <text:p text:style-name="Preformatted_20_Text"><text:tab/>InsertarElemento(&amp;mi_pila, 2);</text:p>
      <text:p text:style-name="Preformatted_20_Text"><text:tab/>InsertarElemento(&amp;mi_pila, 3);</text:p>
      <text:p text:style-name="Preformatted_20_Text"><text:tab/>valAux = DevolverCima(&amp;mi_pila);</text:p>
      <text:p text:style-name="Preformatted_20_Text"><text:tab/>printf("Extrayendo valor %i \n", valAux);</text:p>
      <text:p text:style-name="Preformatted_20_Text"><text:tab/>valAux = DevolverCima(&amp;mi_pila);</text:p>
      <text:p text:style-name="Preformatted_20_Text"><text:tab/>printf("Extrayendo valor %i \n", valAux);</text:p>
      <text:p text:style-name="Preformatted_20_Text"><text:tab/>valAux = DevolverCima(&amp;mi_pila);</text:p>
      <text:p text:style-name="Preformatted_20_Text"><text:tab/>printf("Extrayendo valor %i \n", valAux);</text:p>
      <text:p text:style-name="Preformatted_20_Text"/>
      <text:p text:style-name="Preformatted_20_Text"><text:tab/>return 0;</text:p>
      <text:p text:style-name="P11">}</text:p>
      <text:p text:style-name="P11"/>
      <text:p text:style-name="Standard"><text:tab/><text:tab/><text:tab/><text:tab/><text:tab/><text:span text:style-name="T2">[pila.h]</text:span></text:p>
      <text:p text:style-name="P11"/>
      <text:p text:style-name="Preformatted_20_Text">/*************************************************************</text:p>
      <text:p text:style-name="Preformatted_20_Text"><text:tab/>Asignatura : Programacion en C/C++</text:p>
      <text:p text:style-name="Preformatted_20_Text"><text:tab/>Practica : Hoja de problemas 3</text:p>
      <text:p text:style-name="Preformatted_20_Text"><text:tab/>Autor : David Rozas Domingo</text:p>
      <text:p text:style-name="Preformatted_20_Text">*************************************************************/</text:p>
      <text:p text:style-name="Preformatted_20_Text"/>
      <text:p text:style-name="Preformatted_20_Text">/* Descripcion : Ejercicio 12. Fichero de cabecera para el TAD pila*/</text:p>
      <text:p text:style-name="Preformatted_20_Text"/>
      <text:p text:style-name="Preformatted_20_Text">#include &lt;stdio.h&gt;</text:p>
      <text:p text:style-name="Preformatted_20_Text">#include &lt;stdlib.h&gt;</text:p>
      <text:p text:style-name="Preformatted_20_Text"/>
      <text:p text:style-name="Preformatted_20_Text">struct tipoNodo{</text:p>
      <text:p text:style-name="Preformatted_20_Text"><text:tab/>int valor;</text:p>
      <text:p text:style-name="Preformatted_20_Text"><text:tab/>struct tipoNodo *sig;</text:p>
      <text:p text:style-name="Preformatted_20_Text"><text:tab/>};</text:p>
      <text:p text:style-name="Preformatted_20_Text">typedef struct tipoNodo tNodo;</text:p>
      <text:p text:style-name="Preformatted_20_Text"/>
      <text:p text:style-name="Preformatted_20_Text">void CrearVacia (tNodo **pila);</text:p>
      <text:p text:style-name="Preformatted_20_Text">void InsertarElemento(tNodo **pila, int valor);</text:p>
      <text:p text:style-name="P11">int DevolverCima(tNodo **pila);</text:p>
      <text:p text:style-name="P11"/>
      <text:p text:style-name="Standard"><text:tab/><text:tab/><text:tab/><text:tab/><text:tab/><text:span text:style-name="T2">[pila.h]</text:span></text:p>
      <text:p text:style-name="P7"/>
      <text:p text:style-name="Preformatted_20_Text">/*************************************************************</text:p>
      <text:p text:style-name="Preformatted_20_Text"><text:tab/>Asignatura : Programacion en C/C++</text:p>
      <text:p text:style-name="Preformatted_20_Text"><text:tab/>Practica : Hoja de problemas 3</text:p>
      <text:p text:style-name="Preformatted_20_Text"><text:tab/>Autor : David Rozas Domingo</text:p>
      <text:p text:style-name="Preformatted_20_Text">*************************************************************/</text:p>
      <text:p text:style-name="Preformatted_20_Text"/>
      <text:p text:style-name="Preformatted_20_Text">/* Descripcion : Ejercicio 12. Fichero de definicion para el TAD pila*/</text:p>
      <text:p text:style-name="Preformatted_20_Text"/>
      <text:p text:style-name="Preformatted_20_Text"/>
      <text:p text:style-name="Preformatted_20_Text">/*Inicializa una pila*/</text:p>
      <text:p text:style-name="Preformatted_20_Text">void CrearVacia (tNodo **pila)</text:p>
      <text:p text:style-name="Preformatted_20_Text">{</text:p>
      <text:p text:style-name="Preformatted_20_Text"><text:tab/>*pila = NULL;</text:p>
      <text:p text:style-name="Preformatted_20_Text">}</text:p>
      <text:p text:style-name="Preformatted_20_Text"/>
      <text:p text:style-name="Preformatted_20_Text">/*Inserta un elemento en la cima de la pila*/</text:p>
      <text:p text:style-name="Preformatted_20_Text">void InsertarElemento(tNodo **pila, int valor)</text:p>
      <text:p text:style-name="Preformatted_20_Text">{</text:p>
      <text:p text:style-name="Preformatted_20_Text"><text:tab/>tNodo *pAux;</text:p>
      <text:p text:style-name="Preformatted_20_Text"><text:tab/></text:p>
      <text:p text:style-name="Preformatted_20_Text"><text:tab/>if(pila==NULL)</text:p>
      <text:p text:style-name="Preformatted_20_Text"><text:tab/>{</text:p>
      <text:p text:style-name="Preformatted_20_Text"><text:tab/><text:tab/>/*Si es el primer elemento*/</text:p>
      <text:p text:style-name="Preformatted_20_Text"><text:tab/><text:tab/>pAux = malloc(sizeof(tNodo));</text:p>
      <text:p text:style-name="Preformatted_20_Text"><text:tab/><text:tab/>if (pAux!=NULL)</text:p>
      <text:p text:style-name="Preformatted_20_Text"><text:tab/><text:tab/>{</text:p>
      <text:p text:style-name="Preformatted_20_Text"><text:tab/><text:tab/><text:tab/>/*Guardamos info, y le apuntamos con el indice ppal*/</text:p>
      <text:p text:style-name="Preformatted_20_Text"><text:tab/><text:tab/><text:tab/>pAux-&gt;valor = valor;</text:p>
      <text:p text:style-name="Preformatted_20_Text"><text:tab/><text:tab/><text:tab/>pAux-&gt;sig = NULL;</text:p>
      <text:p text:style-name="Preformatted_20_Text"><text:tab/><text:tab/><text:tab/>*pila = pAux;<text:tab/><text:tab/><text:tab/></text:p>
      <text:p text:style-name="Preformatted_20_Text"><text:tab/><text:tab/>}</text:p>
      <text:p text:style-name="Preformatted_20_Text"><text:tab/>}else{</text:p>
      <text:p text:style-name="Preformatted_20_Text"><text:tab/><text:tab/>/*Si habia mas elementos*/</text:p>
      <text:p text:style-name="Preformatted_20_Text"><text:tab/><text:tab/>pAux = malloc(sizeof(tNodo));</text:p>
      <text:p text:style-name="Preformatted_20_Text"><text:tab/><text:tab/>if (pAux!=NULL)</text:p>
      <text:p text:style-name="Preformatted_20_Text"><text:tab/><text:tab/>{</text:p>
      <text:p text:style-name="Preformatted_20_Text"><text:tab/><text:tab/><text:tab/>/*Guardamos info, apuntamos al contenido anterior, y le apuntamos desde ppal.*/</text:p>
      <text:p text:style-name="Preformatted_20_Text"><text:tab/><text:tab/><text:tab/>pAux-&gt;valor = valor;</text:p>
      <text:p text:style-name="Preformatted_20_Text"><text:tab/><text:tab/><text:tab/>pAux-&gt;sig = *pila;</text:p>
      <text:p text:style-name="Preformatted_20_Text"><text:tab/><text:tab/><text:tab/>*pila = pAux;</text:p>
      <text:p text:style-name="Preformatted_20_Text"><text:tab/><text:tab/>}</text:p>
      <text:p text:style-name="Preformatted_20_Text"><text:tab/>}</text:p>
      <text:p text:style-name="Preformatted_20_Text">}</text:p>
      <text:p text:style-name="Preformatted_20_Text"/>
      <text:p text:style-name="Preformatted_20_Text">/*Devuelve el elemento que esta en la cima, y lo elimina de la pila*/</text:p>
      <text:p text:style-name="Preformatted_20_Text">int DevolverCima(tNodo **pila)</text:p>
      <text:p text:style-name="Preformatted_20_Text">{</text:p>
      <text:p text:style-name="Preformatted_20_Text"><text:tab/>tNodo *pAux;</text:p>
      <text:p text:style-name="Preformatted_20_Text"><text:tab/>int valAux;</text:p>
      <text:p text:style-name="Preformatted_20_Text"><text:tab/></text:p>
      <text:p text:style-name="Preformatted_20_Text"><text:tab/>pAux = *pila;</text:p>
      <text:p text:style-name="Preformatted_20_Text"><text:tab/>if(pAux==NULL)</text:p>
      <text:p text:style-name="Preformatted_20_Text"><text:tab/>{</text:p>
      <text:p text:style-name="Preformatted_20_Text"><text:tab/><text:tab/>printf("¡La pila está vacia!\n");</text:p>
      <text:p text:style-name="Preformatted_20_Text"><text:tab/><text:tab/>return 0;</text:p>
      <text:p text:style-name="Preformatted_20_Text"><text:tab/>}else{</text:p>
      <text:p text:style-name="Preformatted_20_Text"><text:tab/><text:tab/>valAux = pAux-&gt;valor;</text:p>
      <text:p text:style-name="Preformatted_20_Text"><text:tab/><text:tab/>/*Desplazamos el indice ppal, y liberamos la memoria*/</text:p>
      <text:p text:style-name="Preformatted_20_Text"><text:tab/><text:tab/>*pila = pAux-&gt;sig;</text:p>
      <text:p text:style-name="Preformatted_20_Text"><text:tab/><text:tab/>free(pAux);</text:p>
      <text:p text:style-name="Preformatted_20_Text"><text:tab/><text:tab/>return valAux;</text:p>
      <text:p text:style-name="Preformatted_20_Text"><text:tab/>}</text:p>
      <text:p text:style-name="P11">}</text:p>
      <text:p text:style-name="P11"/>
      <text:p text:style-name="P11"/>
      <text:p text:style-name="Standard"><text:tab/><text:tab/><text:tab/><text:tab/><text:tab/><text:span text:style-name="T2">[ejercicio12bis.c]</text:span></text:p>
      <text:p text:style-name="P11"/>
      <text:p text:style-name="Preformatted_20_Text">/*************************************************************</text:p>
      <text:p text:style-name="Preformatted_20_Text"><text:tab/>Asignatura : Programacion en C/C++</text:p>
      <text:p text:style-name="Preformatted_20_Text"><text:tab/>Practica : Hoja de problemas 3</text:p>
      <text:p text:style-name="Preformatted_20_Text"><text:tab/>Autor : David Rozas Domingo</text:p>
      <text:p text:style-name="Preformatted_20_Text">*************************************************************/</text:p>
      <text:p text:style-name="Preformatted_20_Text"/>
      <text:p text:style-name="Preformatted_20_Text">/* Descripcion : Ejercicio 12bis. Implementa el TAD pila y lo utiliza </text:p>
      <text:p text:style-name="Preformatted_20_Text"><text:tab/><text:tab/><text:tab/><text:tab/> desde el programa principal*/</text:p>
      <text:p text:style-name="Preformatted_20_Text"/>
      <text:p text:style-name="Preformatted_20_Text">#include &lt;stdio.h&gt;</text:p>
      <text:p text:style-name="Preformatted_20_Text">#include &lt;stdlib.h&gt;</text:p>
      <text:p text:style-name="Preformatted_20_Text"/>
      <text:p text:style-name="Preformatted_20_Text">struct tipoNodo{</text:p>
      <text:p text:style-name="Preformatted_20_Text"><text:tab/>int valor;</text:p>
      <text:p text:style-name="Preformatted_20_Text"><text:tab/>struct tipoNodo *sig;</text:p>
      <text:p text:style-name="Preformatted_20_Text"><text:tab/>};</text:p>
      <text:p text:style-name="Preformatted_20_Text">typedef struct tipoNodo tNodo;</text:p>
      <text:p text:style-name="Preformatted_20_Text"/>
      <text:p text:style-name="Preformatted_20_Text">void CrearVacia (tNodo **pila);</text:p>
      <text:p text:style-name="Preformatted_20_Text">void InsertarElemento(tNodo **pila, int valor);</text:p>
      <text:p text:style-name="Preformatted_20_Text">int DevolverCima(tNodo **pila);</text:p>
      <text:p text:style-name="Preformatted_20_Text"/>
      <text:p text:style-name="Preformatted_20_Text"/>
      <text:p text:style-name="Preformatted_20_Text">int main(void)</text:p>
      <text:p text:style-name="Preformatted_20_Text">{</text:p>
      <text:p text:style-name="Preformatted_20_Text"><text:tab/>tNodo *mi_pila;</text:p>
      <text:p text:style-name="Preformatted_20_Text"><text:tab/>int valAux;</text:p>
      <text:p text:style-name="Preformatted_20_Text"><text:tab/></text:p>
      <text:p text:style-name="Preformatted_20_Text"><text:tab/>CrearVacia(&amp;mi_pila);</text:p>
      <text:p text:style-name="Preformatted_20_Text"><text:tab/>InsertarElemento(&amp;mi_pila, 1);</text:p>
      <text:p text:style-name="Preformatted_20_Text"><text:tab/>InsertarElemento(&amp;mi_pila, 2);</text:p>
      <text:p text:style-name="Preformatted_20_Text"><text:tab/>InsertarElemento(&amp;mi_pila, 3);</text:p>
      <text:p text:style-name="Preformatted_20_Text"><text:tab/>valAux = DevolverCima(&amp;mi_pila);</text:p>
      <text:p text:style-name="Preformatted_20_Text"><text:tab/>printf("Extrayendo valor %i \n", valAux);</text:p>
      <text:p text:style-name="Preformatted_20_Text"><text:tab/>valAux = DevolverCima(&amp;mi_pila);</text:p>
      <text:p text:style-name="Preformatted_20_Text"><text:tab/>printf("Extrayendo valor %i \n", valAux);</text:p>
      <text:p text:style-name="Preformatted_20_Text"><text:tab/>valAux = DevolverCima(&amp;mi_pila);</text:p>
      <text:p text:style-name="Preformatted_20_Text"><text:tab/>printf("Extrayendo valor %i \n", valAux);</text:p>
      <text:p text:style-name="Preformatted_20_Text"/>
      <text:p text:style-name="Preformatted_20_Text"><text:tab/>return 0;</text:p>
      <text:p text:style-name="Preformatted_20_Text">}</text:p>
      <text:p text:style-name="Preformatted_20_Text">/*Inicializa una pila*/</text:p>
      <text:p text:style-name="Preformatted_20_Text">void CrearVacia (tNodo **pila)</text:p>
      <text:p text:style-name="Preformatted_20_Text">{</text:p>
      <text:p text:style-name="Preformatted_20_Text"><text:tab/>*pila = NULL;</text:p>
      <text:p text:style-name="Preformatted_20_Text">}</text:p>
      <text:p text:style-name="Preformatted_20_Text"/>
      <text:p text:style-name="Preformatted_20_Text">/*Inserta un elemento en la cima de la pila*/</text:p>
      <text:p text:style-name="Preformatted_20_Text">void InsertarElemento(tNodo **pila, int valor)</text:p>
      <text:p text:style-name="Preformatted_20_Text">{</text:p>
      <text:p text:style-name="Preformatted_20_Text"><text:tab/>tNodo *pAux;</text:p>
      <text:p text:style-name="Preformatted_20_Text"><text:tab/></text:p>
      <text:p text:style-name="Preformatted_20_Text"><text:tab/>if(pila==NULL)</text:p>
      <text:p text:style-name="Preformatted_20_Text"><text:tab/>{</text:p>
      <text:p text:style-name="Preformatted_20_Text"><text:tab/><text:tab/>/*Si es el primer elemento*/</text:p>
      <text:p text:style-name="Preformatted_20_Text"><text:tab/><text:tab/>pAux = malloc(sizeof(tNodo));</text:p>
      <text:p text:style-name="Preformatted_20_Text"><text:tab/><text:tab/>if (pAux!=NULL)</text:p>
      <text:p text:style-name="Preformatted_20_Text"><text:tab/><text:tab/>{</text:p>
      <text:p text:style-name="Preformatted_20_Text"><text:tab/><text:tab/><text:tab/>/*Guardamos info, y le apuntamos con el indice ppal*/</text:p>
      <text:p text:style-name="Preformatted_20_Text"><text:tab/><text:tab/><text:tab/>pAux-&gt;valor = valor;</text:p>
      <text:p text:style-name="Preformatted_20_Text"><text:tab/><text:tab/><text:tab/>pAux-&gt;sig = NULL;</text:p>
      <text:p text:style-name="Preformatted_20_Text"><text:tab/><text:tab/><text:tab/>*pila = pAux;<text:tab/><text:tab/><text:tab/></text:p>
      <text:p text:style-name="Preformatted_20_Text"><text:tab/><text:tab/>}</text:p>
      <text:p text:style-name="Preformatted_20_Text"><text:tab/>}else{</text:p>
      <text:p text:style-name="Preformatted_20_Text"><text:tab/><text:tab/>/*Si habia mas elementos*/</text:p>
      <text:p text:style-name="Preformatted_20_Text"><text:tab/><text:tab/>pAux = malloc(sizeof(tNodo));</text:p>
      <text:p text:style-name="Preformatted_20_Text"><text:tab/><text:tab/>if (pAux!=NULL)</text:p>
      <text:p text:style-name="Preformatted_20_Text"><text:tab/><text:tab/>{</text:p>
      <text:p text:style-name="Preformatted_20_Text"><text:tab/><text:tab/><text:tab/>/*Guardamos info, apuntamos al contenido anterior, y le apuntamos desde ppal.*/</text:p>
      <text:p text:style-name="Preformatted_20_Text"><text:tab/><text:tab/><text:tab/>pAux-&gt;valor = valor;</text:p>
      <text:p text:style-name="Preformatted_20_Text"><text:tab/><text:tab/><text:tab/>pAux-&gt;sig = *pila;</text:p>
      <text:p text:style-name="Preformatted_20_Text"><text:tab/><text:tab/><text:tab/>*pila = pAux;</text:p>
      <text:p text:style-name="Preformatted_20_Text"><text:tab/><text:tab/>}</text:p>
      <text:p text:style-name="Preformatted_20_Text"><text:tab/>}</text:p>
      <text:p text:style-name="Preformatted_20_Text">}</text:p>
      <text:p text:style-name="Preformatted_20_Text"/>
      <text:p text:style-name="Preformatted_20_Text">/*Devuelve el elemento que esta en la cima, y lo elimina de la pila*/</text:p>
      <text:p text:style-name="Preformatted_20_Text">int DevolverCima(tNodo **pila)</text:p>
      <text:p text:style-name="Preformatted_20_Text">{</text:p>
      <text:p text:style-name="Preformatted_20_Text"><text:tab/>tNodo *pAux;</text:p>
      <text:p text:style-name="Preformatted_20_Text"><text:tab/>int valAux;</text:p>
      <text:p text:style-name="Preformatted_20_Text"><text:tab/></text:p>
      <text:p text:style-name="Preformatted_20_Text"><text:tab/>pAux = *pila;</text:p>
      <text:p text:style-name="Preformatted_20_Text"><text:tab/>if(pAux==NULL)</text:p>
      <text:p text:style-name="Preformatted_20_Text"><text:tab/>{</text:p>
      <text:p text:style-name="Preformatted_20_Text"><text:tab/><text:tab/>printf("¡La pila está vacia!\n");</text:p>
      <text:p text:style-name="Preformatted_20_Text"><text:tab/><text:tab/>return 0;</text:p>
      <text:p text:style-name="Preformatted_20_Text"><text:tab/>}else{</text:p>
      <text:p text:style-name="Preformatted_20_Text"><text:tab/><text:tab/>valAux = pAux-&gt;valor;</text:p>
      <text:p text:style-name="Preformatted_20_Text"><text:tab/><text:tab/>/*Desplazamos el indice ppal, y liberamos la memoria*/</text:p>
      <text:p text:style-name="Preformatted_20_Text"><text:tab/><text:tab/>*pila = pAux-&gt;sig;</text:p>
      <text:p text:style-name="Preformatted_20_Text"><text:tab/><text:tab/>free(pAux);</text:p>
      <text:p text:style-name="Preformatted_20_Text"><text:tab/><text:tab/>return valAux;</text:p>
      <text:p text:style-name="Preformatted_20_Text"><text:tab/>}</text:p>
      <text:p text:style-name="P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Courier New" svg:font-family="'Courier New'" style:font-family-generic="modern" style:font-pitch="fixed"/>
    <style:font-face style:name="Arial" svg:font-family="Arial" style:font-pitch="variable"/>
    <style:font-face style:name="Lucidasans" svg:font-family="Lucidasans" style:font-pitch="variable"/>
    <style:font-face style:name="Trebuchet MS" svg:font-family="'Trebuchet MS'" style:font-pitch="variable"/>
    <style:font-face style:name="ae_AlArabiya" svg:font-family="ae_AlArabiya" style:font-pitch="variable"/>
    <style:font-face style:name="ae_Electron" svg:font-family="ae_Electron"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3-10T19:38:53</meta:creation-date>
    <dc:date>2006-04-18T16:04:37</dc:date>
    <dc:language>es-ES</dc:language>
    <meta:editing-cycles>46</meta:editing-cycles>
    <meta:editing-duration>PT1H29M22S</meta:editing-duration>
    <meta:user-defined meta:name="Info 1"/>
    <meta:user-defined meta:name="Info 2"/>
    <meta:user-defined meta:name="Info 3"/>
    <meta:user-defined meta:name="Info 4"/>
    <meta:document-statistic meta:table-count="0" meta:image-count="0" meta:object-count="0" meta:page-count="22" meta:paragraph-count="1151" meta:word-count="3257" meta:character-count="24714"/>
  </office:meta>
</office:document-meta>
</file>